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500000000F070CF434.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onsolas" svg:font-family="Consolas, 'Andale Mono WT', 'Andale Mono', 'Bitstream Vera Sans Mono', 'Nimbus Mono L',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062cm" fo:margin-left="0.09cm" table:align="left"/>
    </style:style>
    <style:style style:name="Table1.A" style:family="table-column">
      <style:table-column-properties style:column-width="1.905cm"/>
    </style:style>
    <style:style style:name="Table1.B" style:family="table-column">
      <style:table-column-properties style:column-width="11.15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431cm"/>
    </style:style>
    <style:style style:name="Table2.B" style:family="table-column">
      <style:table-column-properties style:column-width="12.56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512cm"/>
    </style:style>
    <style:style style:name="Table3.B" style:family="table-column">
      <style:table-column-properties style:column-width="15.489cm"/>
    </style:style>
    <style:style style:name="Table3.A1" style:family="table-cell">
      <style:table-cell-properties style:vertical-align="middle" fo:padding="0.049cm" fo:border="none"/>
    </style:style>
    <style:style style:name="Table4" style:family="table">
      <style:table-properties style:width="12.94cm" table:align="left"/>
    </style:style>
    <style:style style:name="Table4.A" style:family="table-column">
      <style:table-column-properties style:column-width="6.241cm"/>
    </style:style>
    <style:style style:name="Table4.B" style:family="table-column">
      <style:table-column-properties style:column-width="6.69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5.014cm" table:align="left"/>
    </style:style>
    <style:style style:name="Table6.A" style:family="table-column">
      <style:table-column-properties style:column-width="15.01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29cm"/>
    </style:style>
    <style:style style:name="Table7.B" style:family="table-column">
      <style:table-column-properties style:column-width="15.272cm"/>
    </style:style>
    <style:style style:name="Table7.A1" style:family="table-cell">
      <style:table-cell-properties style:vertical-align="middle" fo:padding="0.049cm" fo:border="0.05pt solid #cccccc"/>
    </style:style>
    <style:style style:name="Table8" style:family="table">
      <style:table-properties style:width="17cm" table:align="left"/>
    </style:style>
    <style:style style:name="Table8.A" style:family="table-column">
      <style:table-column-properties style:column-width="4.233cm"/>
    </style:style>
    <style:style style:name="Table8.B" style:family="table-column">
      <style:table-column-properties style:column-width="12.767cm"/>
    </style:style>
    <style:style style:name="Table8.A1" style:family="table-cell">
      <style:table-cell-properties style:vertical-align="middle" fo:padding="0.049cm" fo:border="0.05pt solid #cccccc"/>
    </style:style>
    <style:style style:name="P1" style:family="paragraph" style:parent-style-name="Standard">
      <style:text-properties officeooo:rsid="0009fb81" officeooo:paragraph-rsid="0009fb81"/>
    </style:style>
    <style:style style:name="P2" style:family="paragraph" style:parent-style-name="Standard">
      <style:text-properties officeooo:rsid="0009fb81" officeooo:paragraph-rsid="000c8d5f"/>
    </style:style>
    <style:style style:name="P3" style:family="paragraph" style:parent-style-name="Standard">
      <style:text-properties fo:font-weight="bold" officeooo:rsid="0009fb81" officeooo:paragraph-rsid="0009fb81" style:font-weight-asian="bold" style:font-weight-complex="bold"/>
    </style:style>
    <style:style style:name="P4" style:family="paragraph" style:parent-style-name="Standard">
      <style:text-properties fo:font-weight="bold" officeooo:rsid="000b0443" officeooo:paragraph-rsid="000b0443" style:font-weight-asian="bold" style:font-weight-complex="bold"/>
    </style:style>
    <style:style style:name="P5" style:family="paragraph" style:parent-style-name="Standard">
      <style:text-properties fo:font-weight="bold" officeooo:rsid="000c8d5f" officeooo:paragraph-rsid="000c8d5f" style:font-weight-asian="bold" style:font-weight-complex="bold"/>
    </style:style>
    <style:style style:name="P6" style:family="paragraph" style:parent-style-name="Standard">
      <style:text-properties fo:font-weight="bold" officeooo:rsid="000c8d5f" officeooo:paragraph-rsid="000de4e7" style:font-weight-asian="bold" style:font-weight-complex="bold"/>
    </style:style>
    <style:style style:name="P7" style:family="paragraph" style:parent-style-name="Standard">
      <style:text-properties fo:font-weight="bold" officeooo:rsid="000de4e7" officeooo:paragraph-rsid="000de4e7" style:font-weight-asian="bold" style:font-weight-complex="bold"/>
    </style:style>
    <style:style style:name="P8" style:family="paragraph" style:parent-style-name="Standard">
      <style:text-properties officeooo:rsid="000b0443" officeooo:paragraph-rsid="000b0443"/>
    </style:style>
    <style:style style:name="P9" style:family="paragraph" style:parent-style-name="Standard">
      <style:text-properties fo:font-weight="normal" officeooo:rsid="000c8d5f" officeooo:paragraph-rsid="000c8d5f" style:font-weight-asian="normal" style:font-weight-complex="normal"/>
    </style:style>
    <style:style style:name="P10" style:family="paragraph" style:parent-style-name="Standard">
      <style:text-properties officeooo:rsid="000f9604" officeooo:paragraph-rsid="000f9604"/>
    </style:style>
    <style:style style:name="P11" style:family="paragraph" style:parent-style-name="Standard">
      <style:text-properties officeooo:rsid="0011f01b" officeooo:paragraph-rsid="0011f01b"/>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cccccc"/>
      <style:text-properties fo:font-variant="normal" fo:text-transform="none" fo:color="#333333" style:font-name="Consolas" fo:font-size="10.5pt" fo:letter-spacing="normal" fo:font-style="normal" fo:font-weight="normal" fo:padding="0cm" fo:border="none"/>
    </style:style>
    <style:style style:name="P1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049cm" fo:border="0.06pt solid #cccccc"/>
      <style:text-properties fo:font-variant="normal" fo:text-transform="none" fo:color="#333333" fo:letter-spacing="normal" fo:padding="0cm" fo: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fo:letter-spacing="normal" fo:padding="0cm" fo: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Heading_20_2">
      <style:paragraph-properties fo:margin-left="0cm" fo:margin-right="0cm" fo:margin-top="0cm" fo:margin-bottom="0cm" style:contextual-spacing="false" fo:line-height="119%" fo:orphans="2" fo:widows="2" fo:text-indent="0cm" style:auto-text-indent="false" fo:padding="0cm" fo:border="none"/>
      <style:text-properties fo:font-variant="normal" fo:text-transform="none" fo:color="#333333" style:font-name="Arial" fo:letter-spacing="normal" fo:font-style="normal" fo:font-weight="bold"/>
    </style:style>
    <style:style style:name="P20" style:family="paragraph" style:parent-style-name="Heading_20_3">
      <style:paragraph-properties fo:margin-left="0cm" fo:margin-right="0cm" fo:margin-top="0cm" fo:margin-bottom="0cm" style:contextual-spacing="false" fo:line-height="119%" fo:orphans="2" fo:widows="2" fo:text-indent="0cm" style:auto-text-indent="false" fo:padding="0cm" fo:border="none"/>
      <style:text-properties fo:font-variant="normal" fo:text-transform="none" fo:color="#333333" style:font-name="Arial" fo:letter-spacing="normal" fo:font-style="normal" fo:font-weight="bold"/>
    </style:style>
    <style:style style:name="P21" style:family="paragraph" style:parent-style-name="Heading_20_4">
      <style:paragraph-properties fo:margin-left="0cm" fo:margin-right="0cm" fo:margin-top="0cm" fo:margin-bottom="0cm" style:contextual-spacing="false" fo:line-height="119%" fo:orphans="2" fo:widows="2" fo:text-indent="0cm" style:auto-text-indent="false" fo:padding="0cm" fo:border="none"/>
      <style:text-properties fo:font-variant="normal" fo:text-transform="none" fo:color="#333333" style:font-name="Arial" fo:font-size="10.5pt" fo:letter-spacing="normal" fo:font-style="normal" fo:font-weight="bold"/>
    </style:style>
    <style:style style:name="P22" style:family="paragraph" style:parent-style-name="Heading_20_5">
      <style:paragraph-properties fo:margin-left="0cm" fo:margin-right="0cm" fo:margin-top="0cm" fo:margin-bottom="0cm" style:contextual-spacing="false" fo:line-height="119%" fo:orphans="2" fo:widows="2" fo:text-indent="0cm" style:auto-text-indent="false" fo:padding="0cm" fo:border="none"/>
      <style:text-properties fo:font-variant="normal" fo:text-transform="none" fo:color="#333333" style:font-name="Arial" fo:letter-spacing="normal" fo:font-style="normal" fo:font-weight="bold"/>
    </style:style>
    <style:style style:name="P23" style:family="paragraph" style:parent-style-name="Table_20_Contents">
      <style:paragraph-properties fo:margin-left="0cm" fo:margin-right="0cm" fo:margin-top="0cm" fo:margin-bottom="0cm" style:contextual-spacing="false" fo:text-indent="0cm" style:auto-text-indent="false"/>
    </style:style>
    <style:style style:name="P2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5" style:family="paragraph" style:parent-style-name="Preformatted_20_Text">
      <style:paragraph-properties fo:margin-top="0cm" fo:margin-bottom="0cm" style:contextual-spacing="false" fo:text-align="start" style:justify-single-word="false" fo:orphans="2" fo:widows="2" fo:padding="0.049cm" fo:border="0.06pt solid #cccccc"/>
    </style:style>
    <style:style style:name="P26" style:family="paragraph" style:parent-style-name="Preformatted_20_Text">
      <style:paragraph-properties fo:margin-top="0cm" fo:margin-bottom="0cm" style:contextual-spacing="false" fo:text-align="start" style:justify-single-word="false" fo:orphans="2" fo:widows="2" fo:padding="0.049cm" fo:border="0.06pt solid #cccccc"/>
      <style:text-properties fo:font-variant="normal" fo:text-transform="none" fo:color="#333333" style:font-name="Consolas" fo:font-size="10.5pt" fo:letter-spacing="normal" fo:font-style="normal" fo:font-weight="normal" fo:padding="0cm" fo:border="none"/>
    </style:style>
    <style:style style:name="P27" style:family="paragraph" style:parent-style-name="Preformatted_20_Text">
      <style:paragraph-properties fo:margin-top="0cm" fo:margin-bottom="0cm" style:contextual-spacing="false" fo:text-align="start" style:justify-single-word="false" fo:orphans="2" fo:widows="2" fo:padding="0.049cm" fo:border="0.06pt solid #cccccc"/>
      <style:text-properties fo:font-variant="normal" fo:text-transform="none" fo:color="#333333" fo:letter-spacing="normal" fo:padding="0cm" fo:border="none"/>
    </style:style>
    <style:style style:name="P28" style:family="paragraph" style:parent-style-name="Preformatted_20_Text">
      <style:paragraph-properties fo:margin-top="0cm" fo:margin-bottom="0cm" style:contextual-spacing="false" fo:text-align="start" style:justify-single-word="false" fo:orphans="2" fo:widows="2" fo:padding="0.049cm" fo:border="0.06pt solid #cccccc"/>
      <style:text-properties fo:font-variant="normal" fo:text-transform="none" fo:color="#808080" style:font-name="Consolas" fo:font-size="10.5pt" fo:letter-spacing="normal" fo:font-style="italic" fo:font-weight="normal" fo:padding="0cm" fo:border="none"/>
    </style:style>
    <style:style style:name="P29" style:family="paragraph" style:parent-style-name="Text_20_body">
      <style:paragraph-properties fo:margin-top="0cm" fo:margin-bottom="0cm" style:contextual-spacing="false" fo:orphans="2" fo:widows="2"/>
      <style:text-properties fo:font-variant="normal" fo:text-transform="none" fo:color="#333333" style:font-name="Arial" fo:font-size="10.5pt" fo:letter-spacing="normal" fo:font-style="normal" fo:font-weight="normal" fo:padding="0cm" fo:border="none"/>
    </style:style>
    <style:style style:name="P30" style:family="paragraph" style:parent-style-name="Table_20_Contents">
      <style:paragraph-properties fo:margin-top="0cm" fo:margin-bottom="0cm" style:contextual-spacing="false"/>
    </style:style>
    <style:style style:name="P31" style:family="paragraph" style:parent-style-name="Heading_20_1">
      <style:text-properties officeooo:rsid="0011f01b" officeooo:paragraph-rsid="0011f01b"/>
    </style:style>
    <style:style style:name="P32" style:family="paragraph" style:parent-style-name="Heading_20_1">
      <style:text-properties fo:font-variant="normal" fo:text-transform="none" fo:color="#333333" style:font-name="Arial" fo:letter-spacing="normal" fo:font-style="normal" fo:font-weight="bold" officeooo:rsid="0011f01b" officeooo:paragraph-rsid="0011f01b"/>
    </style:style>
    <style:style style:name="P33" style:family="paragraph" style:parent-style-name="Heading_20_1">
      <style:paragraph-properties fo:break-before="page"/>
      <style:text-properties fo:font-variant="normal" fo:text-transform="none" fo:color="#333333" style:font-name="Arial" fo:letter-spacing="normal" fo:font-style="normal" fo:font-weight="bold" officeooo:rsid="0011f01b" officeooo:paragraph-rsid="0011f01b"/>
    </style:style>
    <style:style style:name="P34" style:family="paragraph" style:parent-style-name="Standard">
      <style:text-properties officeooo:rsid="0011f01b" officeooo:paragraph-rsid="0011f01b"/>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text-properties officeooo:rsid="0011f01b" officeooo:paragraph-rsid="0011f01b"/>
    </style:style>
    <style:style style:name="P40" style:family="paragraph" style:parent-style-name="Text_20_body" style:list-style-name="L1">
      <style:paragraph-properties fo:margin-top="0cm" fo:margin-bottom="0cm" style:contextual-spacing="false"/>
    </style:style>
    <style:style style:name="P41" style:family="paragraph" style:parent-style-name="Text_20_body" style:list-style-name="L2">
      <style:paragraph-properties fo:margin-top="0cm" fo:margin-bottom="0cm" style:contextual-spacing="false"/>
    </style:style>
    <style:style style:name="P42" style:family="paragraph" style:parent-style-name="Text_20_body" style:list-style-name="L3">
      <style:paragraph-properties fo:margin-top="0cm" fo:margin-bottom="0cm" style:contextual-spacing="false"/>
    </style:style>
    <style:style style:name="P43"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4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4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4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4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Arial" fo:font-size="10.5pt" fo:letter-spacing="normal" fo:font-style="normal" fo:font-weight="normal" fo:padding="0cm" fo:border="none"/>
    </style:style>
    <style:style style:name="P4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fo:letter-spacing="normal" fo:padding="0cm" fo:border="none"/>
    </style:style>
    <style:style style:name="P49" style:family="paragraph" style:parent-style-name="Text_20_body" style:list-style-name="L6">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51" style:family="paragraph" style:parent-style-name="Preformatted_20_Text" style:list-style-name="L4">
      <style:paragraph-properties fo:margin-top="0cm" fo:margin-bottom="0.499cm" style:contextual-spacing="false"/>
    </style:style>
    <style:style style:name="T1" style:family="text">
      <style:text-properties officeooo:rsid="000c8d5f"/>
    </style:style>
    <style:style style:name="T2" style:family="text">
      <style:text-properties fo:font-weight="normal" style:font-weight-asian="normal" style:font-weight-complex="normal"/>
    </style:style>
    <style:style style:name="T3" style:family="text">
      <style:text-properties fo:font-weight="normal" officeooo:rsid="000de4e7" style:font-weight-asian="normal" style:font-weight-complex="normal"/>
    </style:style>
    <style:style style:name="T4" style:family="text">
      <style:text-properties officeooo:rsid="000de4e7"/>
    </style:style>
    <style:style style:name="T5" style:family="text">
      <style:text-properties style:font-name="Consolas" fo:font-size="10.5pt" fo:font-style="normal" fo:font-weight="normal"/>
    </style:style>
    <style:style style:name="T6" style:family="text">
      <style:text-properties style:font-name="Arial" fo:font-size="10.5pt" fo:font-style="normal" fo:font-weight="normal"/>
    </style:style>
    <style:style style:name="T7" style:family="text">
      <style:text-properties fo:font-variant="normal" fo:text-transform="none" fo:color="#333333" style:font-name="Consolas" fo:font-size="10.5pt" fo:letter-spacing="normal" fo:font-style="normal" fo:font-weight="normal" fo:padding="0cm" fo:border="none"/>
    </style:style>
    <style:style style:name="T8" style:family="text">
      <style:text-properties fo:font-variant="normal" fo:text-transform="none" fo:color="#333333" style:font-name="Arial" fo:font-size="10.5pt" fo:letter-spacing="normal" fo:font-style="normal" fo:font-weight="normal" fo:padding="0cm" fo:border="none"/>
    </style:style>
    <style:style style:name="T9" style:family="text">
      <style:text-properties fo:font-variant="normal" fo:text-transform="none" fo:color="#333333" fo:letter-spacing="normal" fo:padding="0cm" fo:border="none"/>
    </style:style>
    <style:style style:name="T10" style:family="text">
      <style:text-properties fo:font-variant="normal" fo:text-transform="none" fo:color="#000088" style:text-line-through-style="none" style:text-line-through-type="none" style:font-name="Arial" fo:font-size="10.5pt" fo:letter-spacing="normal" fo:font-style="normal" style:text-underline-style="none" fo:font-weight="normal" style:text-blinking="false" fo:padding="0cm" fo:border="none"/>
    </style:style>
    <style:style style:name="T11" style:family="text">
      <style:text-properties fo:color="#66cc66"/>
    </style:style>
    <style:style style:name="T12" style:family="text">
      <style:text-properties fo:color="#66cc66" style:font-name="Consolas" fo:font-size="10.5pt" fo:font-style="normal" fo:font-weight="normal"/>
    </style:style>
    <style:style style:name="T13" style:family="text">
      <style:text-properties fo:color="#ff0000"/>
    </style:style>
    <style:style style:name="T14" style:family="text">
      <style:text-properties fo:color="#cc66cc"/>
    </style:style>
    <style:style style:name="T15" style:family="text">
      <style:text-properties fo:color="#993333"/>
    </style:style>
    <style:style style:name="T16" style:family="text">
      <style:text-properties fo:color="#993333" style:font-name="Consolas" fo:font-size="10.5pt" fo:font-style="normal" fo:font-weight="normal"/>
    </style:style>
    <style:style style:name="T17" style:family="text">
      <style:text-properties fo:color="#b1b100"/>
    </style:style>
    <style:style style:name="T18" style:family="text">
      <style:text-properties officeooo:rsid="0014c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derstanding OpenWRT:</text:p>
      <text:p text:style-name="P1"><text:tab/>What is OpenWRT? How it differ from the Linux?</text:p>
      <text:p text:style-name="P1"><text:tab/>Overview of OpenWrt Buildroot environment.</text:p>
      <text:p text:style-name="P1"><text:tab/><text:tab/>How system works?</text:p>
      <text:p text:style-name="P1"><text:tab/>Building openWRT Firmware from the scratch for the development boards(RPI, BB).</text:p>
      <text:p text:style-name="P1"><text:tab/>How to update the existing packages?</text:p>
      <text:p text:style-name="P1"><text:tab/><text:tab/>Resolving dependency.</text:p>
      <text:p text:style-name="P1"><text:tab/>Building OpenWRT User-Space Package</text:p>
      <text:p text:style-name="P1"><text:tab/><text:tab/>Overview of OpenWRT Package.</text:p>
      <text:p text:style-name="P1"><text:tab/><text:tab/>Feed Makefile Syntax</text:p>
      <text:p text:style-name="P1"><text:tab/><text:tab/>Building Hello-Mirafra package with openWRT SDK.</text:p>
      <text:p text:style-name="P1"><text:tab/><text:span text:style-name="T1">Modifying the code for an existing package(patch creation)</text:span></text:p>
      <text:p text:style-name="P1"><text:tab/>Migrating/Up<text:span text:style-name="T1">grading</text:span> Kernel.</text:p>
      <text:p text:style-name="P1"/>
      <text:p text:style-name="P1"/>
      <text:p text:style-name="P3">Modular understanding:</text:p>
      <text:p text:style-name="P1"><text:tab/>Ubus</text:p>
      <text:p text:style-name="P1"><text:tab/>Procd</text:p>
      <text:p text:style-name="P1"><text:tab/>Netifd</text:p>
      <text:p text:style-name="P1"><text:tab/>Firewall</text:p>
      <text:p text:style-name="P2"><text:tab/><text:span text:style-name="T1">NetFilter</text:span></text:p>
      <text:p text:style-name="P1"><text:tab/>N<text:span text:style-name="T1">AT</text:span></text:p>
      <text:p text:style-name="P1"><text:tab/>LAN</text:p>
      <text:p text:style-name="P1"><text:tab/>WLAN</text:p>
      <text:p text:style-name="P1"><text:tab/>WAN technologies – PPPoE, DSL</text:p>
      <text:p text:style-name="P1"><text:tab/>QoS</text:p>
      <text:p text:style-name="P1"><text:tab/><text:span text:style-name="T4">TR69</text:span></text:p>
      <text:p text:style-name="P1"/>
      <text:p text:style-name="P3">Involving with the OpenWRT community:</text:p>
      <text:p text:style-name="P1"><text:tab/>Reproducing the bugs reported.</text:p>
      <text:p text:style-name="P1"><text:tab/>Testing with the fixes uploaded.</text:p>
      <text:p text:style-name="P1"><text:tab/>Revieweing/understanding the fixes uploaded.</text:p>
      <text:p text:style-name="P1"><text:tab/>Contributing to the community.</text:p>
      <text:p text:style-name="P1"/>
      <text:p text:style-name="P4">POC:</text:p>
      <text:p text:style-name="P8"><text:tab/>IOT – Home Automation.</text:p>
      <text:p text:style-name="P8"><text:tab/><text:span text:style-name="T1">Creating </text:span>VPN <text:span text:style-name="T1">tunnel between remote user and GW</text:span></text:p>
      <text:p text:style-name="P1"/>
      <text:p text:style-name="P5">Basic Requirements of Candidates:</text:p>
      <text:p text:style-name="P5"><text:tab/><text:span text:style-name="T2">Experience in C – Linux.</text:span></text:p>
      <text:p text:style-name="P9"><text:tab/>Experience in Datacom Networking(IPv4/IPv6).</text:p>
      <text:p text:style-name="P5"/>
      <text:p text:style-name="P7">Support Required from Intel:</text:p>
      <text:p text:style-name="P6"><text:span text:style-name="T2"><text:tab/></text:span><text:span text:style-name="T3">Relavant Hardware – toolchain</text:span></text:p>
      <text:p text:style-name="P6"/>
      <text:p text:style-name="P6"><text:tab/></text:p>
      <text:p text:style-name="P1"/>
      <text:p text:style-name="P1"/>
      <text:p text:style-name="P1"/>
      <text:p text:style-name="P1"/>
      <text:p text:style-name="P1"/>
      <text:p text:style-name="P1"/>
      <text:p text:style-name="P10"><text:soft-page-break/>Why OpenWrt:</text:p>
      <text:p text:style-name="P10"><text:a xlink:type="simple" xlink:href="http://wiki.prplfoundation.org/wiki/Why_choose_OpenWrt%3F">http://wiki.prplfoundation.org/wiki/Why_choose_OpenWrt%3F</text:a></text:p>
      <text:p text:style-name="P10"/>
      <text:p text:style-name="P10">Building openwrt:</text:p>
      <text:p text:style-name="P10"><text:a xlink:type="simple" xlink:href="http://wiki.prplfoundation.org/wiki/Building_prplwrt">http://wiki.prplfoundation.org/wiki/Building_prplwrt</text:a></text:p>
      <text:p text:style-name="P10"/>
      <text:p text:style-name="P10">Adding a new package – web page</text:p>
      <text:p text:style-name="P10"><text:a xlink:type="simple" xlink:href="http://wiki.prplfoundation.org/wiki/Creating_an_OpenWrt_package_for_a_web_page">http://wiki.prplfoundation.org/wiki/Creating_an_OpenWrt_package_for_a_web_page</text:a></text:p>
      <text:p text:style-name="P10"/>
      <text:p text:style-name="P10">Adding support for HW:</text:p>
      <text:p text:style-name="P10"><text:a xlink:type="simple" xlink:href="http://wiki.prplfoundation.org/wiki/Adding_support_for_your_hardware_to_OpenWrt">http://wiki.prplfoundation.org/wiki/Adding_support_for_your_hardware_to_OpenWrt</text:a></text:p>
      <text:p text:style-name="P10"/>
      <text:p text:style-name="P10">Procd daemon:</text:p>
      <text:p text:style-name="P10"><text:a xlink:type="simple" xlink:href="http://wiki.prplfoundation.org/wiki/Procd">http://wiki.prplfoundation.org/wiki/Procd</text:a></text:p>
      <text:p text:style-name="P10"/>
      <text:p text:style-name="P10">Some How to guides from opwnert wiki:</text:p>
      <text:p text:style-name="P10"><text:a xlink:type="simple" xlink:href="https://forum.openwrt.org/viewforum.php?id=17">https://forum.openwrt.org/viewforum.php?id=17</text:a></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Openwrt feeds:</text:p>
      <text:h text:style-name="P31" text:outline-level="1"><text:bookmark text:name="openwrt_feeds"/>OpenWrt Feeds</text:h>
      <text:p text:style-name="Text_20_body">In OpenWrt, a "feed" is a collection of *<text:span text:style-name="T18">packages</text:span> which share a common location. Feeds may reside on a remote server, in a version control system, on the local filesystem, or in any other location addressable by a single name (path/) over a protocol with a supported feed method. </text:p>
      <text:p text:style-name="Text_20_body">Feeds are additional predefined package build recipes for OpenWrt Buildroot. </text:p>
      <text:h text:style-name="Heading_20_2" text:outline-level="2"><text:bookmark text:name="working_with_feeds"/>Working with Feeds</text:h>
      <text:h text:style-name="Heading_20_3" text:outline-level="3"><text:bookmark text:name="feed_configuration"/>Feed Configuration</text:h>
      <text:p text:style-name="Text_20_body">The list of usable feeds is configured from the <text:span text:style-name="Source_20_Text">feeds.conf</text:span> file (or <text:span text:style-name="Source_20_Text">feeds.conf.default</text:span> when <text:span text:style-name="Source_20_Text">feeds.conf</text:span> does not exist). This file contains a list of feeds, one per line, and any number of empty lines. Comments begin with # and extend to the end of a line and are ignored during parsing. Each feed line consists of 3 whitespace-separated components: The feed method, the feed name, and the feed source. </text:p>
      <text:p text:style-name="Text_20_body"><text:span text:style-name="T18">Th</text:span>e file <text:span text:style-name="Source_20_Text">&lt;buildroot dir&gt;/feeds.conf.default</text:span> contains: </text:p>
      <text:p text:style-name="Preformatted_20_Text">src-git packages https://github.com/openwrt/packages.git</text:p>
      <text:p text:style-name="Preformatted_20_Text">src-git luci http://git.openwrt.org/project/luci.git</text:p>
      <text:p text:style-name="Preformatted_20_Text">src-git routing https://github.com/openwrt-routing/packages.git</text:p>
      <text:p text:style-name="Preformatted_20_Text">src-git telephony http://git.openwrt.org/feed/telephony.git</text:p>
      <text:p text:style-name="Preformatted_20_Text">src-git management https://github.com/openwrt-management/packages.git</text:p>
      <text:p text:style-name="Preformatted_20_Text">#src-git oldpackages http://git.openwrt.org/packages.git</text:p>
      <text:p text:style-name="Preformatted_20_Text">#src-svn xwrt http://x-wrt.googlecode.com/svn/trunk/package</text:p>
      <text:p text:style-name="Preformatted_20_Text">#src-svn phone svn://svn.openwrt.org/openwrt/feeds/phone</text:p>
      <text:p text:style-name="Preformatted_20_Text">#src-svn efl svn://svn.openwrt.org/openwrt/feeds/efl</text:p>
      <text:p text:style-name="Preformatted_20_Text">#src-svn xorg svn://svn.openwrt.org/openwrt/feeds/xorg</text:p>
      <text:p text:style-name="Preformatted_20_Text">#src-svn desktop svn://svn.openwrt.org/openwrt/feeds/desktop</text:p>
      <text:p text:style-name="Preformatted_20_Text">#src-svn xfce svn://svn.openwrt.org/openwrt/feeds/xfce</text:p>
      <text:p text:style-name="Preformatted_20_Text">#src-svn lxde svn://svn.openwrt.org/openwrt/feeds/lxde</text:p>
      <text:p text:style-name="P12">#src-link custom /usr/src/openwrt/custom-feed</text:p>
      <text:p text:style-name="Preformatted_20_Text">src-git packages https://github.com/reponame/packages.git;special_branch</text:p>
      <text:p text:style-name="P12">src-git packages https://github.com/reponame/packages.git^commithash</text:p>
      <text:p text:style-name="Text_20_body">As of this writing, the following methods are supported: </text:p>
      <table:table table:name="Table1" table:style-name="Table1">
        <table:table-column table:style-name="Table1.A"/>
        <table:table-column table:style-name="Table1.B"/>
        <table:table-header-rows>
          <table:table-row>
            <table:table-cell table:style-name="Table1.A1" office:value-type="string">
              <text:p text:style-name="Table_20_Heading">Method </text:p>
            </table:table-cell>
            <table:table-cell table:style-name="Table1.A1" office:value-type="string">
              <text:p text:style-name="Table_20_Heading">Function </text:p>
            </table:table-cell>
          </table:table-row>
        </table:table-header-rows>
        <table:table-row>
          <table:table-cell table:style-name="Table1.A1" office:value-type="string">
            <text:p text:style-name="Table_20_Contents">src-bzr </text:p>
          </table:table-cell>
          <table:table-cell table:style-name="Table1.A1" office:value-type="string">
            <text:p text:style-name="Table_20_Contents">Data is downloaded from the source path/ using <text:span text:style-name="Source_20_Text">bzr</text:span> </text:p>
          </table:table-cell>
        </table:table-row>
        <table:table-row>
          <table:table-cell table:style-name="Table1.A1" office:value-type="string">
            <text:p text:style-name="Table_20_Contents">src-cpy </text:p>
          </table:table-cell>
          <table:table-cell table:style-name="Table1.A1" office:value-type="string">
            <text:p text:style-name="Table_20_Contents">Data is copied from the source path </text:p>
          </table:table-cell>
        </table:table-row>
        <table:table-row>
          <table:table-cell table:style-name="Table1.A1" office:value-type="string">
            <text:p text:style-name="Table_20_Contents">src-darcs </text:p>
          </table:table-cell>
          <table:table-cell table:style-name="Table1.A1" office:value-type="string">
            <text:p text:style-name="Table_20_Contents">Data is downloaded from the source path/ using <text:span text:style-name="Source_20_Text">darcs</text:span> </text:p>
          </table:table-cell>
        </table:table-row>
        <table:table-row>
          <table:table-cell table:style-name="Table1.A1" office:value-type="string">
            <text:p text:style-name="Table_20_Contents">src-git </text:p>
          </table:table-cell>
          <table:table-cell table:style-name="Table1.A1" office:value-type="string">
            <text:p text:style-name="Table_20_Contents">Data is downloaded from the source path/ using <text:span text:style-name="Source_20_Text">git</text:span>.</text:p>
          </table:table-cell>
        </table:table-row>
        <table:table-row>
          <table:table-cell table:style-name="Table1.A1" office:value-type="string">
            <text:p text:style-name="Table_20_Contents">src-gitsvn </text:p>
          </table:table-cell>
          <table:table-cell table:style-name="Table1.A1" office:value-type="string">
            <text:p text:style-name="Table_20_Contents">Bidirectional operation between a Subversion repository and git </text:p>
          </table:table-cell>
        </table:table-row>
        <table:table-row>
          <table:table-cell table:style-name="Table1.A1" office:value-type="string">
            <text:p text:style-name="Table_20_Contents">src-hg </text:p>
          </table:table-cell>
          <table:table-cell table:style-name="Table1.A1" office:value-type="string">
            <text:p text:style-name="Table_20_Contents">Data is downloaded from the source path/ using <text:span text:style-name="Source_20_Text">hg</text:span> </text:p>
          </table:table-cell>
        </table:table-row>
        <table:table-row>
          <table:table-cell table:style-name="Table1.A1" office:value-type="string">
            <text:p text:style-name="Table_20_Contents">src-link </text:p>
          </table:table-cell>
          <table:table-cell table:style-name="Table1.A1" office:value-type="string">
            <text:p text:style-name="Table_20_Contents">A symlink to the source path is created </text:p>
          </table:table-cell>
        </table:table-row>
        <table:table-row>
          <table:table-cell table:style-name="Table1.A1" office:value-type="string">
            <text:p text:style-name="Table_20_Contents">src-svn </text:p>
          </table:table-cell>
          <table:table-cell table:style-name="Table1.A1" office:value-type="string">
            <text:p text:style-name="Table_20_Contents">Data is downloaded from the source path/ using <text:span text:style-name="Source_20_Text">svn</text:span> </text:p>
          </table:table-cell>
        </table:table-row>
      </table:table>
      <text:p text:style-name="Text_20_body"/>
      <text:p text:style-name="Text_20_body"><text:soft-page-break/>Feed names are used to identify feeds and serve as the basis for several file and directory names that are created to hold information about the feeds. The feed source is the location from which the feed data is downloaded. </text:p>
      <text:p text:style-name="Text_20_body">For the methods listed above which rely on version control systems that support a "limited history" option (such as <text:span text:style-name="Source_20_Text">–depth</text:span> for <text:span text:style-name="Source_20_Text">git</text:span> and <text:span text:style-name="Source_20_Text">–lightweight</text:span> for <text:span text:style-name="Source_20_Text">bzr</text:span>) the smallest available history is downloaded. This is a good default, but developers who are actively committing to a feed and/or using the commit history may want to change this behavior. This can be done by editing <text:span text:style-name="Source_20_Text">scripts/feeds</text:span> appropriately or by checking out the feed without using <text:span text:style-name="Source_20_Text">scripts/feeds</text:span>. </text:p>
      <text:h text:style-name="Heading_20_3" text:outline-level="3"><text:bookmark text:name="feed_commands"/>Feed Commands</text:h>
      <text:p text:style-name="Text_20_body">Feeds can be utilized through the <text:span text:style-name="Source_20_Text">scripts/feeds</text:span> script. A list of the available commands is generated by invoking <text:span text:style-name="Source_20_Text">scripts/feeds</text:span> without any arguments. Most commands require the feed information to be available locally, so running update first is usually necessary. In the following discussion the term "applicable packages" usually refers to the package names given on the command line or all packages in a feed when the -a option is used. </text:p>
      <text:h text:style-name="Heading_20_4" text:outline-level="4"><text:bookmark text:name="clean"/>Clean</text:h>
      <text:p text:style-name="Text_20_body">The clean command removes the locally stored feed data, including the feed indexes and data for all packages in the feed (but not the symlinks created by the install command, which will be dangling until the feeds are re-downloaded by the update command). This is done by removing the <text:span text:style-name="Source_20_Text">feeds</text:span> directory and all subdirectories. </text:p>
      <text:h text:style-name="Heading_20_4" text:outline-level="4"><text:bookmark text:name="install"/>Install</text:h>
      <text:p text:style-name="Text_20_body">The install command installs the applicable packages and any packages on which the applicable packages depend (both direct dependencies and build dependencies). The installation process consists of creating a symbolic link from <text:span text:style-name="Source_20_Text">packages/feeds/$feed_name/$package_name</text:span> to <text:span text:style-name="Source_20_Text">feeds/$feed_name/$package_name</text:span> so that the package will be included in the configuration process when the directory hierarchy under <text:span text:style-name="Source_20_Text">packages</text:span> is searched. </text:p>
      <table:table table:name="Table2" table:style-name="Table2">
        <table:table-column table:style-name="Table2.A"/>
        <table:table-column table:style-name="Table2.B"/>
        <table:table-header-rows>
          <table:table-row>
            <table:table-cell table:style-name="Table2.A1" office:value-type="string">
              <text:p text:style-name="Table_20_Heading">Command </text:p>
            </table:table-cell>
            <table:table-cell table:style-name="Table2.A1" office:value-type="string">
              <text:p text:style-name="Table_20_Heading">Description </text:p>
            </table:table-cell>
          </table:table-row>
        </table:table-header-rows>
        <table:table-row>
          <table:table-cell table:style-name="Table2.A1" office:value-type="string">
            <text:p text:style-name="Table_20_Contents">./scripts/feeds install -a </text:p>
          </table:table-cell>
          <table:table-cell table:style-name="Table2.A1" office:value-type="string">
            <text:p text:style-name="Table_20_Contents">Install all packages (not recommended, only install the packages you need) </text:p>
          </table:table-cell>
        </table:table-row>
        <table:table-row>
          <table:table-cell table:style-name="Table2.A1" office:value-type="string">
            <text:p text:style-name="Table_20_Contents">./scripts/feeds install luci </text:p>
          </table:table-cell>
          <table:table-cell table:style-name="Table2.A1" office:value-type="string">
            <text:p text:style-name="Table_20_Contents">Install only the package LuCI </text:p>
          </table:table-cell>
        </table:table-row>
        <table:table-row>
          <table:table-cell table:style-name="Table2.A1" office:value-type="string">
            <text:p text:style-name="Table_20_Contents">./scripts/feeds install -a -p luci </text:p>
          </table:table-cell>
          <table:table-cell table:style-name="Table2.A1" office:value-type="string">
            <text:p text:style-name="Table_20_Contents">Install the complete LuCI WebUI by installing all (-a) packages from the preferred feed (-p) luci </text:p>
          </table:table-cell>
        </table:table-row>
      </table:table>
      <text:p text:style-name="Text_20_body">See the above section for a list of the feeds available by default. </text:p>
      <table:table table:name="Table3" table:style-name="Table3">
        <table:table-column table:style-name="Table3.A"/>
        <table:table-column table:style-name="Table3.B"/>
        <table:table-row>
          <table:table-cell table:style-name="Table3.A1" office:value-type="string">
            <text:p text:style-name="Table_20_Contents"><draw:frame draw:style-name="fr1" draw:name="Image1" text:anchor-type="as-char" svg:width="1.27cm" svg:height="1.27cm" draw:z-index="0"><draw:image xlink:href="https://wiki.openwrt.org/_media/meta/icons/tango/48px-outdated.svg.png" xlink:type="simple" xlink:show="embed" xlink:actuate="onLoad"/></draw:frame> </text:p>
          </table:table-cell>
          <table:table-cell table:style-name="Table3.A1" office:value-type="string">
            <text:p text:style-name="Table_20_Contents">Please note that this replaces the old method of creating symlinks, which can be still found on-line in many old forum and user-group entries </text:p>
          </table:table-cell>
        </table:table-row>
      </table:table>
      <text:h text:style-name="Heading_20_4" text:outline-level="4"><text:bookmark text:name="list"/>List</text:h>
      <text:p text:style-name="Text_20_body">The list command reads and displays the list of packages in each feed from the index file for the applicable feeds. The index file is stored in the <text:span text:style-name="Source_20_Text">feeds</text:span> directory with the name of the feed suffixed with <text:span text:style-name="Source_20_Text">.index</text:span>. The file is generated by the update command. </text:p>
      <text:h text:style-name="Heading_20_4" text:outline-level="4"><text:bookmark text:name="search"/><text:soft-page-break/>Search</text:h>
      <text:p text:style-name="Text_20_body">The search command reads through the feed metadata and lists packages which match the given search criteria. </text:p>
      <text:h text:style-name="Heading_20_4" text:outline-level="4"><text:bookmark text:name="uninstall"/>Uninstall</text:h>
      <text:p text:style-name="Text_20_body">The uninstall command does the opposite of the install command (although it does not address dependent packages in any way). It simply removes any symlinks to the package from the subdirectories of <text:span text:style-name="Source_20_Text">packages/feeds</text:span>. </text:p>
      <text:h text:style-name="Heading_20_4" text:outline-level="4"><text:bookmark text:name="update"/>Update</text:h>
      <text:p text:style-name="Text_20_body">When <text:span text:style-name="Source_20_Text">scripts/feeds update</text:span> is invoked, each of the applicable feeds are downloaded from their source location into a subdirectory of <text:span text:style-name="Source_20_Text">feeds</text:span> with the feed name. It then parses the package information from the feed into an index file used by the list and search commands. </text:p>
      <table:table table:name="Table4" table:style-name="Table4">
        <table:table-column table:style-name="Table4.A"/>
        <table:table-column table:style-name="Table4.B"/>
        <table:table-header-rows>
          <table:table-row>
            <table:table-cell table:style-name="Table4.A1" office:value-type="string">
              <text:p text:style-name="Table_20_Heading">Command </text:p>
            </table:table-cell>
            <table:table-cell table:style-name="Table4.A1" office:value-type="string">
              <text:p text:style-name="Table_20_Heading">Description </text:p>
            </table:table-cell>
          </table:table-row>
        </table:table-header-rows>
        <table:table-row>
          <table:table-cell table:style-name="Table4.A1" office:value-type="string">
            <text:p text:style-name="Table_20_Contents">./scripts/feeds update packages luci </text:p>
          </table:table-cell>
          <table:table-cell table:style-name="Table4.A1" office:value-type="string">
            <text:p text:style-name="Table_20_Contents">Checkout the packages and luci feeds </text:p>
          </table:table-cell>
        </table:table-row>
      </table:table>
      <text:p text:style-name="Text_20_body">Note that update also stores the configured location of the feed in <text:span text:style-name="Source_20_Text">feeds/$feed_name.tmp/location</text:span> such that changes to the configuration can be detected and handled appropriately. </text:p>
      <text:p text:style-name="Text_20_body">After retrieval the downloaded packages need to be <text:span text:style-name="Emphasis">"installed"</text:span>. Only after installation will they be available in the configuration interface! </text:p>
      <text:h text:style-name="Heading_20_2" text:outline-level="2"><text:bookmark text:name="custom_feeds"/>Custom Feeds</text:h>
      <text:p text:style-name="Text_20_body">Ok, you've developed your package, and now you want to use it via make menuconfig, OR you are developing a package and you want to test it in a build before you try to get it included in OpenWrt. </text:p>
      <text:p text:style-name="Text_20_body">The solution is a custom feed. You can either create an entirely new feed, or use a modified version of one of the standard ones. </text:p>
      <text:h text:style-name="Heading_20_3" text:outline-level="3"><text:bookmark text:name="creating_the_package_directory"/>Creating the package directory</text:h>
      <text:h text:style-name="Heading_20_4" text:outline-level="4"><text:bookmark text:name="adding_your_package_to_an_existing_feed"/>Adding your package to an existing feed</text:h>
      <text:p text:style-name="Text_20_body">For this example we assume that your are in <text:span text:style-name="Source_20_Text">/home/user/openwrt</text:span> as your base directory. </text:p>
      <text:list xml:id="list8693844160951570270" text:style-name="L1">
        <text:list-item>
          <text:p text:style-name="P40">You create your current project dir <text:span text:style-name="Source_20_Text">project</text:span>.</text:p>
        </text:list-item>
        <text:list-item>
          <text:p text:style-name="P40">Then while in <text:span text:style-name="Source_20_Text">/home/user/openwrt/project</text:span></text:p>
          <text:list>
            <text:list-item>
              <text:p text:style-name="P40"><text:span text:style-name="Source_20_Text">svn co svn:</text:span><text:span text:style-name="Source_20_Text"><text:span text:style-name="Emphasis">svn.openwrt.org/openwrt/trunk openwrt</text:span></text:span><text:span text:style-name="Emphasis"><text:span text:style-name="Source_20_Text"> (for the OpenWRT base system) - </text:span></text:span><text:span text:style-name="Source_20_Text"><text:span text:style-name="Emphasis">svn co svn:</text:span></text:span><text:span text:style-name="Source_20_Text">svn.openwrt.org/openwrt/packages packages</text:span> (for the packages feed)</text:p>
            </text:list-item>
          </text:list>
        </text:list-item>
        <text:list-item>
          <text:p text:style-name="P35">Add your package in the appropriate subdirectory under <text:span text:style-name="Source_20_Text">/home/user/openwrt/project/packages</text:span></text:p>
        </text:list-item>
      </text:list>
      <text:h text:style-name="Heading_20_4" text:outline-level="4"><text:bookmark text:name="creating_your_own_feed"/><text:soft-page-break/>Creating your own feed</text:h>
      <text:list xml:id="list2484009192407708202" text:style-name="L2">
        <text:list-item>
          <text:p text:style-name="P41">Create your project dir and get trunk, as above</text:p>
        </text:list-item>
        <text:list-item>
          <text:p text:style-name="P36">Create your package dir and copy your package into it (e.g. <text:span text:style-name="Source_20_Text">cp packagedir /home/user/openwrt/project/customfeed/</text:span>), so that your package is under (in this example) <text:span text:style-name="Source_20_Text">/home/user/openwrt/project/customfeed/packagedir</text:span></text:p>
        </text:list-item>
      </text:list>
      <text:h text:style-name="Heading_20_3" text:outline-level="3"><text:bookmark text:name="using_the_feed"/>Using the feed</text:h>
      <text:list xml:id="list2870482391617900646" text:style-name="L3">
        <text:list-item>
          <text:p text:style-name="P42">Edit your <text:span text:style-name="Source_20_Text">feeds.conf</text:span> (i.e. <text:span text:style-name="Source_20_Text">/home/user/openwrt/project/openwrt/feeds.conf</text:span>)</text:p>
        </text:list-item>
        <text:list-item>
          <text:p text:style-name="P42">Add a new line to access the feed (and in the case of adding to the packages feed comment out the normal packages feed.)</text:p>
        </text:list-item>
        <text:list-item>
          <text:p text:style-name="P37">e.g.</text:p>
        </text:list-item>
      </text:list>
      <table:table table:name="Table5" table:style-name="Table5">
        <table:table-column table:style-name="Table5.A"/>
        <table:table-row>
          <table:table-cell table:style-name="Table5.A1" office:value-type="string">
            <text:p text:style-name="Table_20_Contents"><text:span text:style-name="Source_20_Text">#srv-svn packages svn://svn.openwrt.org/openwrt/packages src-link customfeed /home/user/openwrt/project/packages</text:span> </text:p>
          </table:table-cell>
        </table:table-row>
      </table:table>
      <text:p text:style-name="Text_20_body">or in the case of the second example: </text:p>
      <table:table table:name="Table6" table:style-name="Table6">
        <table:table-column table:style-name="Table6.A"/>
        <table:table-row>
          <table:table-cell table:style-name="Table6.A1" office:value-type="string">
            <text:p text:style-name="Table_20_Contents"><text:span text:style-name="Source_20_Text">src-link customfeed /home/user/openwrt/project/customfeed</text:span> </text:p>
          </table:table-cell>
        </table:table-row>
      </table:table>
      <text:list xml:id="list9065924297855777157" text:style-name="L4">
        <text:list-item>
          <text:p text:style-name="P38">Update the feed: from the <text:span text:style-name="Source_20_Text">&lt;buildroot dir&gt;</text:span> (e.g. <text:span text:style-name="Source_20_Text">/home/user/openwrt/project/openwrt</text:span>) do: </text:p>
          <text:p text:style-name="P51">./scripts/feeds update customfeed</text:p>
        </text:list-item>
        <text:list-item>
          <text:p text:style-name="P38">And then install it </text:p>
          <text:p text:style-name="P51">./scripts/feeds install -p customfeed</text:p>
        </text:list-item>
        <text:list-item>
          <text:p text:style-name="P38">Now your package(s) should be available when you do </text:p>
          <text:p text:style-name="P51">make menuconfig</text:p>
        </text:list-item>
      </text:list>
      <text:h text:style-name="Heading_20_2" text:outline-level="2"><text:bookmark text:name="explanations"/>Explanations</text:h>
      <text:p text:style-name="Text_20_body">The downloaded sources (referenced in package Makefiles) are not there… The downloads go first to &lt;buildroot&gt;/dl as gzipped .gz files. And there they are stored and then they get unzipped to /build_dir. See e.g. &lt;buildroot&gt;/build_dir/target-*/ and below it you will find subdirectories for each package's sources. </text:p>
      <text:p text:style-name="P11"/>
      <text:p text:style-name="P11"/>
      <text:h text:style-name="P32" text:outline-level="1"/>
      <text:h text:style-name="P33" text:outline-level="1"><text:bookmark text:name="creating_packages"/>Creating packages</text:h>
      <text:p text:style-name="P15">One of the things that we've attempted to do with OpenWrt's template system is make it incredibly easy to port software to OpenWrt. If you look at a typical package directory in OpenWrt you'll find three things:</text:p>
      <text:list xml:id="list9018282494531470818" text:style-name="L5">
        <text:list-item>
          <text:p text:style-name="P43">package/Makefile</text:p>
        </text:list-item>
        <text:list-item>
          <text:p text:style-name="P43">package/patches</text:p>
        </text:list-item>
        <text:list-item>
          <text:p text:style-name="P43">package/files</text:p>
        </text:list-item>
      </text:list>
      <text:p text:style-name="P15">The patches directory is optional and typically contains bug fixes or optimizations to reduce the size of the executable. The files directory is optional. It typically includes default config or init files.</text:p>
      <text:p text:style-name="P15">The package makefile is the important item because it provides the steps actually needed to download and compile the package.</text:p>
      <text:p text:style-name="P15">Looking at one of the package makefiles, you'd hardly recognize it as a makefile. Through what can only be described as blatant disregard and abuse of the traditional make format, the makefile has been transformed into an object oriented template which simplifies the entire ordeal.</text:p>
      <text:p text:style-name="P15">Here for example, is package/bridge/Makefile:</text:p>
      <text:p text:style-name="P13">include $(TOPDIR)/rules.mk</text:p>
      <text:p text:style-name="P25"/>
      <text:p text:style-name="P26">PKG_NAME:=bridge</text:p>
      <text:p text:style-name="P26">PKG_VERSION:=1.0.6</text:p>
      <text:p text:style-name="P26">PKG_RELEASE:=1</text:p>
      <text:p text:style-name="P25"/>
      <text:p text:style-name="P26">PKG_BUILD_DIR:=$(BUILD_DIR)/bridge-utils-$(PKG_VERSION)</text:p>
      <text:p text:style-name="P26">PKG_SOURCE:=bridge-utils-$(PKG_VERSION).tar.gz</text:p>
      <text:p text:style-name="P26">PKG_SOURCE_URL:=@SF/bridge</text:p>
      <text:p text:style-name="P26">PKG_MD5SUM:=9b7dc52656f5cbec846a7ba3299f73bd</text:p>
      <text:p text:style-name="P26">PKG_CAT:=zcat</text:p>
      <text:p text:style-name="P25"/>
      <text:p text:style-name="P26">include $(INCLUDE_DIR)/package.mk</text:p>
      <text:p text:style-name="P25"/>
      <text:p text:style-name="P26">define Package/bridge</text:p>
      <text:p text:style-name="P27"><text:s text:c="2"/><text:span text:style-name="T5">SECTION:=base</text:span></text:p>
      <text:p text:style-name="P27"><text:s text:c="2"/><text:span text:style-name="T5">CATEGORY:=Network</text:span></text:p>
      <text:p text:style-name="P27"><text:s text:c="2"/><text:span text:style-name="T5">TITLE:=Ethernet bridging configuration utility</text:span></text:p>
      <text:p text:style-name="P27"><text:s text:c="2"/><text:span text:style-name="T5">#DESCRIPTION:=This variable is obsolete. use the Package/name/description define instead!</text:span></text:p>
      <text:p text:style-name="P27"><text:s text:c="2"/><text:span text:style-name="T5">URL:=http://bridge.sourceforge.net/</text:span></text:p>
      <text:p text:style-name="P26">endef</text:p>
      <text:p text:style-name="P25"/>
      <text:p text:style-name="P26">define Package/bridge/description</text:p>
      <text:p text:style-name="P27"><text:s/><text:span text:style-name="T5">Ethernet bridging configuration utility</text:span></text:p>
      <text:p text:style-name="P27"><text:s/><text:span text:style-name="T5">Manage ethernet bridging; a way to connect networks together to</text:span></text:p>
      <text:p text:style-name="P27"><text:s/><text:span text:style-name="T5">form a larger network.</text:span></text:p>
      <text:p text:style-name="P26">endef</text:p>
      <text:p text:style-name="P25"/>
      <text:p text:style-name="P26">define Build/Configure</text:p>
      <text:p text:style-name="P27"><text:s text:c="2"/><text:span text:style-name="T5">$(call Build/Configure/Default,--with-linux-headers=$(LINUX_DIR))</text:span></text:p>
      <text:p text:style-name="P26">endef</text:p>
      <text:p text:style-name="P25"/>
      <text:p text:style-name="P26">define Package/bridge/install</text:p>
      <text:p text:style-name="P27"><text:s text:c="8"/><text:span text:style-name="T5">$(INSTALL_DIR) $(1)/usr/sbin</text:span></text:p>
      <text:p text:style-name="P27"><text:s text:c="8"/><text:span text:style-name="T5">$(INSTALL_BIN) $(PKG_BUILD_DIR)/brctl/brctl $(1)/usr/sbin/</text:span></text:p>
      <text:p text:style-name="P26">endef</text:p>
      <text:p text:style-name="P25"/>
      <text:p text:style-name="P26"><text:soft-page-break/>$(eval $(call BuildPackage,bridge))</text:p>
      <text:h text:style-name="P19" text:outline-level="2"><text:bookmark text:name="buildpackage_variables"/>BuildPackage variables</text:h>
      <text:p text:style-name="P15">As you can see, there's not much work to be done; everything is hidden in other makefiles and abstracted to the point where you only need to specify a few variables.</text:p>
      <text:list xml:id="list2696866482300081826" text:style-name="L6">
        <text:list-item>
          <text:p text:style-name="P49"><text:span text:style-name="Source_20_Text"><text:span text:style-name="T7">PKG_NAME</text:span></text:span><text:span text:style-name="T8"> - The name of the package, as seen via menuconfig and ipkg</text:span></text:p>
        </text:list-item>
        <text:list-item>
          <text:p text:style-name="P49"><text:span text:style-name="Source_20_Text"><text:span text:style-name="T7">PKG_VERSION</text:span></text:span><text:span text:style-name="T8"> - The upstream version number that we're downloading</text:span></text:p>
        </text:list-item>
        <text:list-item>
          <text:p text:style-name="P49"><text:span text:style-name="Source_20_Text"><text:span text:style-name="T7">PKG_RELEASE</text:span></text:span><text:span text:style-name="T8"> - The version of this package Makefile</text:span></text:p>
        </text:list-item>
        <text:list-item>
          <text:p text:style-name="P49"><text:span text:style-name="Source_20_Text"><text:span text:style-name="T7">PKG_LICENSE</text:span></text:span><text:span text:style-name="T8"> - The license(s) the package is available under, SPDX form.</text:span></text:p>
        </text:list-item>
        <text:list-item>
          <text:p text:style-name="P49"><text:span text:style-name="Source_20_Text"><text:span text:style-name="T7">PKG_LICENSE_FILE</text:span></text:span><text:span text:style-name="T8">- file containing the license text</text:span></text:p>
        </text:list-item>
        <text:list-item>
          <text:p text:style-name="P49"><text:span text:style-name="Source_20_Text"><text:span text:style-name="T7">PKG_BUILD_DIR</text:span></text:span><text:span text:style-name="T8"> - Where to compile the package</text:span></text:p>
        </text:list-item>
        <text:list-item>
          <text:p text:style-name="P49"><text:span text:style-name="Source_20_Text"><text:span text:style-name="T7">PKG_SOURCE</text:span></text:span><text:span text:style-name="T8"> - The filename of the original sources</text:span></text:p>
        </text:list-item>
        <text:list-item>
          <text:p text:style-name="P49"><text:span text:style-name="Source_20_Text"><text:span text:style-name="T7">PKG_SOURCE_</text:span></text:span><text:span text:style-name="T8"> - Where to download the sources from (directory)</text:span></text:p>
        </text:list-item>
        <text:list-item>
          <text:p text:style-name="P49"><text:span text:style-name="Source_20_Text"><text:span text:style-name="T7">PKG_MD5SUM</text:span></text:span><text:span text:style-name="T8"> - A checksum to validate the download. It can be either a MD5 or SHA256 checksum, see </text:span><text:a xlink:type="simple" xlink:href="https://git.lede-project.org/?p=source.git;a=blob;f=scripts/download.pl;h=90d50a88622f26f554344f20b07f9da7ba649e74;hb=HEAD#l63"><text:span text:style-name="T10">scripts/download.pl</text:span></text:a></text:p>
        </text:list-item>
        <text:list-item>
          <text:p text:style-name="P49"><text:span text:style-name="Source_20_Text"><text:span text:style-name="T7">PKG_CAT</text:span></text:span><text:span text:style-name="T8"> - How to decompress the sources (zcat, bzcat, unzip)</text:span></text:p>
        </text:list-item>
        <text:list-item>
          <text:p text:style-name="P49"><text:span text:style-name="Source_20_Text"><text:span text:style-name="T7">PKG_BUILD_DEPENDS</text:span></text:span><text:span text:style-name="T8"> - Packages that need to be built before this package, but are not required at runtime. Uses the same syntax as </text:span><text:span text:style-name="Source_20_Text"><text:span text:style-name="T7">DEPENDS</text:span></text:span><text:span text:style-name="T8"> below.</text:span></text:p>
        </text:list-item>
        <text:list-item>
          <text:p text:style-name="P49"><text:span text:style-name="Source_20_Text"><text:span text:style-name="T7">PKG_INSTALL</text:span></text:span><text:span text:style-name="T8"> - Setting it to "1" will call the package's original "make install" with prefix set to </text:span><text:span text:style-name="Source_20_Text"><text:span text:style-name="T7">PKG_INSTALL_DIR</text:span></text:span></text:p>
        </text:list-item>
        <text:list-item>
          <text:p text:style-name="P49"><text:span text:style-name="Source_20_Text"><text:span text:style-name="T7">PKG_INSTALL_DIR</text:span></text:span><text:span text:style-name="T8"> - Where "make install" copies the compiled files</text:span></text:p>
        </text:list-item>
        <text:list-item>
          <text:p text:style-name="P49"><text:span text:style-name="Source_20_Text"><text:span text:style-name="T7">PKG_FIXUP</text:span></text:span><text:span text:style-name="T8"> - See below</text:span></text:p>
        </text:list-item>
        <text:list-item>
          <text:p text:style-name="P49"><text:span text:style-name="Source_20_Text"><text:span text:style-name="T7">PKG_SOURCE_PROTO</text:span></text:span><text:span text:style-name="T8"> - the protocol to use for fetching the sources (git, svn)</text:span></text:p>
        </text:list-item>
        <text:list-item>
          <text:p text:style-name="P49"><text:span text:style-name="Source_20_Text"><text:span text:style-name="T7">PKG_REV</text:span></text:span><text:span text:style-name="T8"> - the svn revision to use, must be specified if proto is "svn"</text:span></text:p>
        </text:list-item>
        <text:list-item>
          <text:p text:style-name="P49"><text:span text:style-name="Source_20_Text"><text:span text:style-name="T7">PKG_SOURCE_SUBDIR</text:span></text:span><text:span text:style-name="T8"> - must be specified if proto is "svn" or "git", e.g. "PKG_SOURCE_SUBDIR:=$(PKG_NAME)-$(PKG_VERSION)"</text:span></text:p>
        </text:list-item>
        <text:list-item>
          <text:p text:style-name="P49"><text:span text:style-name="Source_20_Text"><text:span text:style-name="T7">PKG_SOURCE_VERSION</text:span></text:span><text:span text:style-name="T8"> - must be specified if proto is "git", the commit hash to check out</text:span></text:p>
        </text:list-item>
        <text:list-item>
          <text:p text:style-name="P49"><text:span text:style-name="Source_20_Text"><text:span text:style-name="T7">PKG_CONFIG_DEPENDS</text:span></text:span><text:span text:style-name="T8"> - specifies which config options depend on this package being selected</text:span></text:p>
        </text:list-item>
      </text:list>
      <text:p text:style-name="P17"><text:span text:style-name="T8">The </text:span><text:span text:style-name="Source_20_Text"><text:span text:style-name="T7">PKG_*</text:span></text:span><text:span text:style-name="T8"> variables define where to download the package from; @SF is a special keyword for downloading packages from sourceforge. The md5sum is used to verify the package was downloaded correctly and PKG_BUILD_DIR defines where to find the package after the sources are uncompressed into $(BUILD_DIR). PKG_INSTALL_DIR defines where the files will be copied after calling "make install" (set with the PKG_INSTALL variable), and after that you can package them in the install section.</text:span></text:p>
      <text:p text:style-name="P15">At the bottom of the file is where the real magic happens, "BuildPackage" is a macro setup by the earlier include statements. BuildPackage only takes one argument directly – the name of the package to be built, in this case "bridge". All other information is taken from the define blocks. This is a way of providing a level of verbosity, it's inherently clear what the DESCRIPTION variable in Package/bridge is, which wouldn't be the case if we passed this information directly as the Nth argument to BuildPackage.</text:p>
      <text:p text:style-name="P15">Avoid reuse of PKG_NAME in call, define and eval lines for consistency and readability. Write the full name instead.</text:p>
      <text:h text:style-name="P19" text:outline-level="2"><text:bookmark text:name="pkg_fixup"/>PKG_FIXUP</text:h>
      <text:p text:style-name="P15">Some/many packages that think autotools is a good idea end up needing "fixes" to work around autotools "accidentally" knowing better and using host tools instead of the build environment tools. OpenWrt defines some PKG_FIXUP rules to help work around this.</text:p>
      <text:p text:style-name="P13">PKG_FIXUP<text:span text:style-name="T11">:=</text:span>autoreconf</text:p>
      <text:p text:style-name="P26"><text:soft-page-break/>PKG_FIXUP<text:span text:style-name="T11">:=</text:span>patch<text:span text:style-name="T11">-</text:span>libtool</text:p>
      <text:p text:style-name="P26">PKG_FIXUP<text:span text:style-name="T11">:=</text:span>gettext<text:span text:style-name="T11">-</text:span>version</text:p>
      <text:p text:style-name="P15">Any variations of this you see in the wild are simply aliases for these.</text:p>
      <text:h text:style-name="P22" text:outline-level="5"><text:bookmark text:name="autoreconf"/>autoreconf</text:h>
      <text:p text:style-name="P15">This fixup performs</text:p>
      <text:list xml:id="list6571245632812041503" text:style-name="L7">
        <text:list-item>
          <text:p text:style-name="P44">autoreconf -f -i</text:p>
        </text:list-item>
        <text:list-item>
          <text:p text:style-name="P44">touch required but maybe missing files</text:p>
        </text:list-item>
        <text:list-item>
          <text:p text:style-name="P44">ensures that openwrt-libtool is linked</text:p>
        </text:list-item>
        <text:list-item>
          <text:p text:style-name="P44">suppresses autopoint/gettext</text:p>
        </text:list-item>
      </text:list>
      <text:h text:style-name="P22" text:outline-level="5"><text:bookmark text:name="patch-libtool"/>patch-libtool</text:h>
      <text:p text:style-name="P15">If the shipped automake recipes are broken beyound repair then simply find instances of libtool, detect their version and apply openwrt fix patches to it</text:p>
      <text:h text:style-name="P22" text:outline-level="5"><text:bookmark text:name="gettext-version"/>gettext-version</text:h>
      <text:p text:style-name="P15">This fixup suppress version mismatch errors in automake's gettext support</text:p>
      <text:h text:style-name="P21" text:outline-level="4"><text:bookmark text:name="tips"/>Tips</text:h>
      <text:p text:style-name="P15">Packages that are using Autotools should work with simply "PKG_FIXUP:=autoreconf". However there might be issues with required versions.</text:p>
      <text:p text:style-name="P16"><draw:frame draw:style-name="fr1" draw:name="Image2" text:anchor-type="as-char" svg:width="0.397cm" svg:height="0.397cm" draw:z-index="1"><draw:image xlink:href="https://wiki.openwrt.org/lib/images/smileys/icon_exclaim.gif" xlink:type="simple" xlink:show="embed" xlink:actuate="onLoad"/><svg:title>:!:</svg:title></draw:frame> <text:span text:style-name="T6">Instead of patching ./configure one should fix the file from which ./configure is generated in autotools: configure.ac (or configure.in, for very old packages). Another important file is Makefile.am from which Makefiles (with configure output) are generated.</text:span></text:p>
      <text:h text:style-name="P19" text:outline-level="2"><text:bookmark text:name="package_sourcecode"/>Package Sourcecode</text:h>
      <text:p text:style-name="P15">OpenWrt Buildroot supports many different ways to download external source code.</text:p>
      <text:h text:style-name="P20" text:outline-level="3"><text:bookmark text:name="use_packed_source_code_archive"/>Use packed source code archive</text:h>
      <text:p text:style-name="P15">Most packages use a packed .tar.gz, .tar.bz2, .tar.xz or similar source code file.</text:p>
      <text:h text:style-name="P20" text:outline-level="3"><text:bookmark text:name="use_repository"/>Use repository</text:h>
      <text:p text:style-name="P15">PKG_SOURCE_PROTO supports download from various repositories to integrate development versions.</text:p>
      <text:p text:style-name="P13">PKG_SOURCE_PROTO<text:span text:style-name="T11">:=</text:span>bzr</text:p>
      <text:p text:style-name="P26">PKG_SOURCE_PROTO<text:span text:style-name="T11">:=</text:span>cvs</text:p>
      <text:p text:style-name="P26">PKG_SOURCE_PROTO<text:span text:style-name="T11">:=</text:span>darcs</text:p>
      <text:p text:style-name="P26">PKG_SOURCE_PROTO<text:span text:style-name="T11">:=</text:span>git</text:p>
      <text:p text:style-name="P26">PKG_SOURCE_PROTO<text:span text:style-name="T11">:=</text:span>hg</text:p>
      <text:p text:style-name="P26">PKG_SOURCE_PROTO<text:span text:style-name="T11">:=</text:span>svn</text:p>
      <text:h text:style-name="P20" text:outline-level="3"><text:bookmark text:name="bundle_source_code_with_openwrt_makefile"/>Bundle source code with OpenWrt Makefile</text:h>
      <text:p text:style-name="P15">It is also possible to have the source code in the package/&lt;packagename&gt; directory. Often a ./src/ subdirectory is used.</text:p>
      <text:p text:style-name="P13">Examples: px5g , px5g-standalone</text:p>
      <text:h text:style-name="P20" text:outline-level="3"><text:bookmark text:name="download_override"/>Download override</text:h>
      <text:p text:style-name="P15">Bundled source code does not need overriding.</text:p>
      <text:p text:style-name="P15">You can download additional data from external sources.</text:p>
      <text:p text:style-name="P13">USB_IDS_VERSION:=2013-01-16</text:p>
      <text:p text:style-name="P26">USB_IDS_MD5SUM:=2a2344907b6344f0935c86efaf9de620</text:p>
      <text:p text:style-name="P26">USB_IDS_FILE:=usb.ids.$(USB_IDS_VERSION).gz</text:p>
      <text:p text:style-name="P25"/>
      <text:p text:style-name="P26">[...parts missing...]</text:p>
      <text:p text:style-name="P25"/>
      <text:p text:style-name="P26">define Download/usb_ids</text:p>
      <text:p text:style-name="P27"><text:s text:c="2"/><text:span text:style-name="T5">FILE:=$(USB_IDS_FILE)</text:span></text:p>
      <text:p text:style-name="P27"><text:s text:c="2"/><text:span text:style-name="T5">URL:=http://mirror2.openwrt.org/sources</text:span></text:p>
      <text:p text:style-name="P27"><text:s text:c="2"/><text:span text:style-name="T5">MD5SUM:=$(USB_IDS_MD5SUM)</text:span></text:p>
      <text:p text:style-name="P26"><text:soft-page-break/>endef</text:p>
      <text:p text:style-name="P26">$(eval $(call Download,usb_ids))</text:p>
      <text:p text:style-name="P15">and unpack it or integrate it into the build process</text:p>
      <text:p text:style-name="P13">define Build/Prepare</text:p>
      <text:p text:style-name="P27"><text:s text:c="8"/><text:span text:style-name="T5">$(Build/Prepare/Default)</text:span></text:p>
      <text:p text:style-name="P27"><text:s text:c="8"/><text:span text:style-name="T5">echo '#!/bin/sh' &gt; $(PKG_BUILD_DIR)/update-usbids.sh.in</text:span></text:p>
      <text:p text:style-name="P27"><text:s text:c="8"/><text:span text:style-name="T5">echo 'cp $(DL_DIR)/$(USB_IDS_FILE) usb.ids.gz' &gt;&gt; $(PKG_BUILD_DIR)/update-usbids.sh.in</text:span></text:p>
      <text:p text:style-name="P26">endef</text:p>
      <text:p text:style-name="P15">You can modify UNPACK_CMD or call/modify PKG_UNPACK manually in your Build/Prepare section.</text:p>
      <text:p text:style-name="P13">UNPACK_CMD<text:span text:style-name="T11">=</text:span>ar <text:span text:style-name="T11">-</text:span>p <text:span text:style-name="T13">"$(DL_DIR)/$(PKG_SOURCE)"</text:span> data<text:span text:style-name="T11">.</text:span>tar<text:span text:style-name="T11">.</text:span>xz <text:span text:style-name="T11">|</text:span> xzcat <text:span text:style-name="T11">|</text:span> tar <text:span text:style-name="T11">-</text:span>C <text:span text:style-name="T11">$(</text:span><text:span text:style-name="T14">1</text:span><text:span text:style-name="T11">)</text:span> <text:span text:style-name="T11">-</text:span>xf <text:span text:style-name="T11">-</text:span></text:p>
      <text:p text:style-name="P13">define Build<text:span text:style-name="T11">/</text:span>Prepare</text:p>
      <text:p text:style-name="P27"><text:s text:c="8"/><text:span text:style-name="T12">$(</text:span><text:span text:style-name="T16">PKG_UNPACK</text:span><text:span text:style-name="T12">)</text:span></text:p>
      <text:p text:style-name="P28"># <text:s text:c="6"/>we have to download additional stuff before patching</text:p>
      <text:p text:style-name="P27"><text:s text:c="8"/><text:span text:style-name="T12">(</text:span><text:span text:style-name="T5">cd </text:span><text:span text:style-name="T12">$(</text:span><text:span text:style-name="T16">PKG_BUILD_DIR</text:span><text:span text:style-name="T12">)</text:span><text:span text:style-name="T5"> </text:span><text:span text:style-name="T12">&amp;&amp;</text:span><text:span text:style-name="T5"> </text:span><text:span text:style-name="T12">./</text:span><text:span text:style-name="T5">contrib</text:span><text:span text:style-name="T12">/</text:span><text:span text:style-name="T5">download_prerequisites</text:span><text:span text:style-name="T12">)</text:span></text:p>
      <text:p text:style-name="P27"><text:s text:c="8"/><text:span text:style-name="T12">$(</text:span><text:span text:style-name="T5">Build</text:span><text:span text:style-name="T12">/</text:span><text:span text:style-name="T5">Patch</text:span><text:span text:style-name="T12">)</text:span></text:p>
      <text:p text:style-name="P26">endef</text:p>
      <text:p text:style-name="P13">Examples: px5g, px5g-standalone, usbutils, debootstrap, gcc, </text:p>
      <text:h text:style-name="P19" text:outline-level="2"><text:bookmark text:name="buildpackage_defines"/>BuildPackage defines</text:h>
      <text:h text:style-name="P22" text:outline-level="5"><text:bookmark text:name="package"/>Package/</text:h>
      <text:p text:style-name="P15">matches the argument passed to buildroot, this describes the package the menuconfig and ipkg entries. Within Package/ you can define the following variables:</text:p>
      <text:list xml:id="list785653742097770699" text:style-name="L8">
        <text:list-item>
          <text:p text:style-name="P45">SECTION - The type of package (currently unused)</text:p>
        </text:list-item>
        <text:list-item>
          <text:p text:style-name="P45">CATEGORY - Which menu it appears in menuconfig</text:p>
        </text:list-item>
        <text:list-item>
          <text:p text:style-name="P45">TITLE - A short description of the package</text:p>
        </text:list-item>
        <text:list-item>
          <text:p text:style-name="P45">DESCRIPTION - (deprecated) A long description of the package</text:p>
        </text:list-item>
        <text:list-item>
          <text:p text:style-name="P48"> <text:span text:style-name="T6">- Where to find the original software</text:span></text:p>
        </text:list-item>
        <text:list-item>
          <text:p text:style-name="P45">MAINTAINER - (required for new packages) Who to contact concerning the package</text:p>
        </text:list-item>
        <text:list-item>
          <text:p text:style-name="P50"><text:span text:style-name="T8">DEPENDS - (optional) Which packages must be built/installed before this package. See </text:span><text:a xlink:type="simple" xlink:href="https://wiki.openwrt.org/doc/devel/packages#dependency_types"><text:span text:style-name="T10">below</text:span></text:a><text:span text:style-name="T8"> for the syntax.</text:span></text:p>
        </text:list-item>
        <text:list-item>
          <text:p text:style-name="P45">PKGARCH - (optional) Set this to "all" to produce a package with "Architecture: all"</text:p>
        </text:list-item>
        <text:list-item>
          <text:p text:style-name="P45">USERID - (optional) a username:groupname pair to create at package installation time.</text:p>
        </text:list-item>
      </text:list>
      <text:h text:style-name="P22" text:outline-level="5"><text:bookmark text:name="packageconffiles_optional"/>Package/conffiles (optional)</text:h>
      <text:p text:style-name="P15">A list of config files installed by this package, one file per line.</text:p>
      <text:h text:style-name="P22" text:outline-level="5"><text:bookmark text:name="packagedescription"/>Package/description</text:h>
      <text:p text:style-name="P15">A free text description of the package</text:p>
      <text:h text:style-name="P22" text:outline-level="5"><text:bookmark text:name="buildprepare_optional"/>Build/Prepare (optional)</text:h>
      <text:p text:style-name="P15">A set of commands to unpack and patch the sources. You may safely leave this undefined.</text:p>
      <text:h text:style-name="P22" text:outline-level="5"><text:bookmark text:name="buildconfigure_optional"/>Build/Configure (optional)</text:h>
      <text:p text:style-name="P15">You can leave this undefined if the source doesn't use configure or has a normal config script, otherwise you can put your own commands here or use "$(call Build/Configure/Default,)" as above to pass in additional arguments for a standard configure script.</text:p>
      <text:h text:style-name="P22" text:outline-level="5"><text:bookmark text:name="buildcompile_optional"/>Build/Compile (optional)</text:h>
      <text:p text:style-name="P15">How to compile the source; in most cases you should leave this undefined, because then the default is used, which calls make. If you want to pass special arguments to make, use e.g. "$(call Build/Compile/Default,FOO=bar)</text:p>
      <text:h text:style-name="P22" text:outline-level="5"><text:bookmark text:name="buildinstall_optional"/>Build/Install (optional)</text:h>
      <text:p text:style-name="P15">How to install the compiled source. The default is to call make install. Again, to pass special arguments or targets, use $(call Build/Install/Default,install install-foo) Note that you need put all the needed make <text:soft-page-break/>arguments here. If you just need to add something to the "install" argument, don't forget the 'install' itself.</text:p>
      <text:h text:style-name="P22" text:outline-level="5"><text:bookmark text:name="buildinstalldev_optional"/>Build/InstallDev (optional)</text:h>
      <text:p text:style-name="P15">For things needed to compile packages against it (static libs, header files), but that are of no use on the target device.</text:p>
      <text:h text:style-name="P22" text:outline-level="5"><text:bookmark text:name="packageinstall"/>Package/install</text:h>
      <text:p text:style-name="P15">A set of commands to copy files into the ipkg which is represented by the $(1) directory. As source you can use relative paths which will install from the unpacked and compiled source, or $(PKG_INSTALL_DIR) which is where the files in the Build/Install step above end up.</text:p>
      <text:h text:style-name="P22" text:outline-level="5"><text:bookmark text:name="packagepreinst"/>Package/preinst</text:h>
      <text:p text:style-name="P15">The actual text of the script which is to be executed before installation. Dont forget to include the #!/bin/sh. If you need to abort installation have the script return false.</text:p>
      <text:h text:style-name="P22" text:outline-level="5"><text:bookmark text:name="packagepostinst"/>Package/postinst</text:h>
      <text:p text:style-name="P15">The actual text of the script which is to be executed after installation. Dont forget to include the #!/bin/sh.</text:p>
      <text:h text:style-name="P22" text:outline-level="5"><text:bookmark text:name="packageprerm"/>Package/prerm</text:h>
      <text:p text:style-name="P15">The actual text of the script which is to be executed before removal. Dont forget to include the #!/bin/sh. If you need to abort removal have the script return false.</text:p>
      <text:h text:style-name="P22" text:outline-level="5"><text:bookmark text:name="packagepostrm"/>Package/postrm</text:h>
      <text:p text:style-name="P15">The actual text of the script which is to be executed after removal. Dont forget to include the #!/bin/sh.</text:p>
      <text:p text:style-name="P15">The reason that some of the defines are prefixed by "Package/" and others are simply "Build" is because of the possibility of generating multiple packages from a single source. OpenWrt works under the assumption of one source per package makefile, but you can split that source into as many packages as desired. Since you only need to compile the sources once, there's one global set of "Build" defines, but you can add as many "Package/" defines as you want by adding extra calls to BuildPackage – see the dropbear package for an example.</text:p>
      <text:h text:style-name="P19" text:outline-level="2"><text:bookmark text:name="building_in_a_subdirectory_of_the_source"/>Building in a subdirectory of the source</text:h>
      <text:p text:style-name="P17"><text:span text:style-name="T8">Some software have no Makefile directly at the root of the tarball. For instance, it is common to have a </text:span><text:span text:style-name="Source_20_Text"><text:span text:style-name="T7">src/</text:span></text:span><text:span text:style-name="T8"> directory with all source files and a Makefile.</text:span></text:p>
      <text:p text:style-name="P17"><text:span text:style-name="T8">The problem is that OpenWRT's build system will try to run </text:span><text:span text:style-name="Source_20_Text"><text:span text:style-name="T7">make</text:span></text:span><text:span text:style-name="T8"> in </text:span><text:span text:style-name="Source_20_Text"><text:span text:style-name="T7">PKG_BUILD_DIR</text:span></text:span><text:span text:style-name="T8">, which will fail if there is no Makefile there.</text:span></text:p>
      <text:p text:style-name="P17"><text:span text:style-name="T8">To solve that, use the </text:span><text:span text:style-name="Source_20_Text"><text:span text:style-name="T7">MAKE_PATH</text:span></text:span><text:span text:style-name="T8"> variable, for instance:</text:span></text:p>
      <text:p text:style-name="P13">MAKE_PATH:=src</text:p>
      <text:p text:style-name="P17"><text:span text:style-name="T8">This path is relative to </text:span><text:span text:style-name="Source_20_Text"><text:span text:style-name="T7">PKG_BUILD_DIR</text:span></text:span><text:span text:style-name="T8"> and defaults to </text:span><text:span text:style-name="Source_20_Text"><text:span text:style-name="T7">.</text:span></text:span></text:p>
      <text:p text:style-name="P17"><text:span text:style-name="T8">A more complex alternative is to override </text:span><text:span text:style-name="Source_20_Text"><text:span text:style-name="T7">Build/Compile</text:span></text:span><text:span text:style-name="T8"> (see above).</text:span></text:p>
      <text:h text:style-name="P19" text:outline-level="2"><text:bookmark text:name="dependency_types"/>Dependency Types</text:h>
      <text:p text:style-name="P18"><text:span text:style-name="T8">Various types of dependencies can be specified, which require a bit of explanation for their differences. More documentation is available at </text:span><text:a xlink:type="simple" xlink:href="https://wiki.openwrt.org/doc/devel/dependencies"><text:span text:style-name="T10">Using Dependencies</text:span></text:a></text:p>
      <table:table table:name="Table7" table:style-name="Table7">
        <table:table-column table:style-name="Table7.A"/>
        <table:table-column table:style-name="Table7.B"/>
        <table:table-row>
          <table:table-cell table:style-name="Table7.A1" office:value-type="string">
            <text:p text:style-name="P24">+&lt;foo&gt;</text:p>
          </table:table-cell>
          <table:table-cell table:style-name="Table7.A1" office:value-type="string">
            <text:p text:style-name="P23">Package will depend on package &lt;foo&gt; and will select it when selected.</text:p>
          </table:table-cell>
        </table:table-row>
        <table:table-row>
          <table:table-cell table:style-name="Table7.A1" office:value-type="string">
            <text:p text:style-name="P24">&lt;foo&gt;</text:p>
          </table:table-cell>
          <table:table-cell table:style-name="Table7.A1" office:value-type="string">
            <text:p text:style-name="P24">Package will depend on package &lt;foo&gt; and will be invisible until &lt;foo&gt; is selected.</text:p>
          </table:table-cell>
        </table:table-row>
        <table:table-row>
          <table:table-cell table:style-name="Table7.A1" office:value-type="string">
            <text:p text:style-name="P23">@FOO</text:p>
          </table:table-cell>
          <table:table-cell table:style-name="Table7.A1" office:value-type="string">
            <text:p text:style-name="P23">Package depends on the config symbol CONFIG_FOO and will be invisible unless CONFIG_FOO is set. This usually used for depending on certain Linux versions or targets, e.g. @TARGET_foo will make a package only available for target foo. You can also use boolean expressions for complex dependencies, e.g. @(!TARGET_foo&amp;&amp;!TARGET_bar) will make the package unavailable for foo and bar.</text:p>
          </table:table-cell>
        </table:table-row>
        <table:table-row>
          <table:table-cell table:style-name="Table7.A1" office:value-type="string">
            <text:p text:style-name="P23">+FOO:&lt;bar&gt;</text:p>
          </table:table-cell>
          <table:table-cell table:style-name="Table7.A1" office:value-type="string">
            <text:p text:style-name="P23">Package will depend on &lt;bar&gt; if CONFIG_FOO is set, and will select &lt;bar&gt; when it is selected itself. The typical use case would be if there compile time options for this <text:soft-page-break/>package toggling features that depend on external libraries. <draw:frame draw:style-name="fr1" draw:name="Image3" text:anchor-type="as-char" svg:width="1.997cm" svg:height="0.998cm" draw:z-index="6"><draw:image/></draw:frame> Note that the + replaces the @.</text:p>
          </table:table-cell>
        </table:table-row>
        <table:table-row>
          <table:table-cell table:style-name="Table7.A1" office:value-type="string">
            <text:p text:style-name="P23">@FOO:&lt;bar&gt;</text:p>
          </table:table-cell>
          <table:table-cell table:style-name="Table7.A1" office:value-type="string">
            <text:p text:style-name="P30">Package will depend on &lt;bar&gt; if CONFIG_FOO is set, and will be invisible until &lt;bar&gt; is selected when CONFIG_FOO is set.</text:p>
          </table:table-cell>
        </table:table-row>
      </table:table>
      <text:p text:style-name="P15">Some typical config symbols for (conditional) dependencies are:</text:p>
      <table:table table:name="Table8" table:style-name="Table8">
        <table:table-column table:style-name="Table8.A"/>
        <table:table-column table:style-name="Table8.B"/>
        <table:table-row>
          <table:table-cell table:style-name="Table8.A1" office:value-type="string">
            <text:p text:style-name="P23">TARGET_&lt;foo&gt;</text:p>
          </table:table-cell>
          <table:table-cell table:style-name="Table8.A1" office:value-type="string">
            <text:p text:style-name="P23">Target &lt;foo&gt; is selected</text:p>
          </table:table-cell>
        </table:table-row>
        <table:table-row>
          <table:table-cell table:style-name="Table8.A1" office:value-type="string">
            <text:p text:style-name="P23">TARGET_&lt;foo&gt;_&lt;bar&gt;</text:p>
          </table:table-cell>
          <table:table-cell table:style-name="Table8.A1" office:value-type="string">
            <text:p text:style-name="P23">If the target &lt;foo&gt; has subtargets, subtarget &lt;foo&gt; is selected. If not, profile &lt;foo&gt; is selected. This is in addition to TARGET_&lt;foo&gt;</text:p>
          </table:table-cell>
        </table:table-row>
        <table:table-row>
          <table:table-cell table:style-name="Table8.A1" office:value-type="string">
            <text:p text:style-name="P23">TARGET_&lt;foo&gt;_&lt;bar&gt;_&lt;baz&gt;</text:p>
          </table:table-cell>
          <table:table-cell table:style-name="Table8.A1" office:value-type="string">
            <text:p text:style-name="P23">Target &lt;foo&gt; with subtarget &lt;bar&gt; and profile &lt;baz&gt; is selected.</text:p>
          </table:table-cell>
        </table:table-row>
        <table:table-row>
          <table:table-cell table:style-name="Table8.A1" office:value-type="string">
            <text:p text:style-name="P23">LINUX_3_X</text:p>
          </table:table-cell>
          <table:table-cell table:style-name="Table8.A1" office:value-type="string">
            <text:p text:style-name="P23">Linux version used is 3.x.*</text:p>
          </table:table-cell>
        </table:table-row>
        <table:table-row>
          <table:table-cell table:style-name="Table8.A1" office:value-type="string">
            <text:p text:style-name="P23">LINUX_2_6_X</text:p>
          </table:table-cell>
          <table:table-cell table:style-name="Table8.A1" office:value-type="string">
            <text:p text:style-name="P23">Linux version used is 2.6.x.* (:1: only used for backfire and earlier)</text:p>
          </table:table-cell>
        </table:table-row>
        <table:table-row>
          <table:table-cell table:style-name="Table8.A1" office:value-type="string">
            <text:p text:style-name="P23">LINUX_2_4</text:p>
          </table:table-cell>
          <table:table-cell table:style-name="Table8.A1" office:value-type="string">
            <text:p text:style-name="P23">Linux version is 2.4 (<draw:frame draw:style-name="fr1" draw:name="Image4" text:anchor-type="as-char" svg:width="1.997cm" svg:height="0.998cm" draw:z-index="7"><draw:image/></draw:frame> only used in backfire and earlier, and only for target brcm-2.4)</text:p>
          </table:table-cell>
        </table:table-row>
        <table:table-row>
          <table:table-cell table:style-name="Table8.A1" office:value-type="string">
            <text:p text:style-name="P23">USE_UCLIBC, USE_GLIBC, USE_EGLIBC</text:p>
          </table:table-cell>
          <table:table-cell table:style-name="Table8.A1" office:value-type="string">
            <text:p text:style-name="P23">To (not) depend on a certain libc.</text:p>
          </table:table-cell>
        </table:table-row>
        <table:table-row>
          <table:table-cell table:style-name="Table8.A1" office:value-type="string">
            <text:p text:style-name="P23">BROKEN</text:p>
          </table:table-cell>
          <table:table-cell table:style-name="Table8.A1" office:value-type="string">
            <text:p text:style-name="P23">Package doesn't build or work, and should only be visible if "Show broken targets/packages" is selected. Prevents the package from failing builds by accidentally selecting it.</text:p>
          </table:table-cell>
        </table:table-row>
        <table:table-row>
          <table:table-cell table:style-name="Table8.A1" office:value-type="string">
            <text:p text:style-name="P23">IPV6</text:p>
          </table:table-cell>
          <table:table-cell table:style-name="Table8.A1" office:value-type="string">
            <text:p text:style-name="P30">IPv6 support in packages is selected.</text:p>
          </table:table-cell>
        </table:table-row>
      </table:table>
      <text:h text:style-name="P19" text:outline-level="2"><text:bookmark text:name="configure_a_package_source"/>Configure a package source</text:h>
      <text:p text:style-name="P15">Example:</text:p>
      <text:p text:style-name="P13">CONFIGURE_ARGS += \</text:p>
      <text:p text:style-name="P27"><text:s text:c="8"/><text:span text:style-name="T5">--disable-native-affinity \</text:span></text:p>
      <text:p text:style-name="P27"><text:s text:c="8"/><text:span text:style-name="T5">--disable-unicode \</text:span></text:p>
      <text:p text:style-name="P27"><text:s text:c="8"/><text:span text:style-name="T5">--enable-hwloc</text:span></text:p>
      <text:p text:style-name="P25"/>
      <text:p text:style-name="P26">CONFIGURE_VARS += \</text:p>
      <text:p text:style-name="P27"><text:s text:c="8"/><text:span text:style-name="T5">ac_cv_file__proc_stat=yes \</text:span></text:p>
      <text:p text:style-name="P27"><text:s text:c="8"/><text:span text:style-name="T5">ac_cv_file__proc_meminfo=yes \</text:span></text:p>
      <text:p text:style-name="P27"><text:s text:c="8"/><text:span text:style-name="T5">ac_cv_func_malloc_0_nonnull=yes \</text:span></text:p>
      <text:p text:style-name="P27"><text:s text:c="8"/><text:span text:style-name="T5">ac_cv_func_realloc_0_nonnull=yes</text:span></text:p>
      <text:p text:style-name="P29">To set variables (autoconfig internal ones or CPPFLAGS,CFLAGS, CXXFLAGS, LDFLAGS for example) or configure arguments. Setting configure arguments is common. Setting VARS is needed when the configure.ac autoconf source script does not work well on cross compilation or finding libraries.</text:p>
      <text:p text:style-name="P18"><text:span text:style-name="T9"><draw:frame draw:style-name="fr1" draw:name="Image5" text:anchor-type="as-char" svg:width="1.997cm" svg:height="0.998cm" draw:z-index="2"><draw:image/><svg:title>:!:</svg:title></draw:frame></text:span><text:span text:style-name="T9"> </text:span><text:span text:style-name="T8">The article </text:span><text:a xlink:type="simple" xlink:href="https://wiki.openwrt.org/doc/devel/packages.flags"><text:span text:style-name="T10">packages.flags</text:span></text:a><text:span text:style-name="T8"> contains more information and examples about overriding and setting these.</text:span></text:p>
      <text:h text:style-name="P20" text:outline-level="3"><text:bookmark text:name="host_tools_required"/>Host tools required</text:h>
      <text:p text:style-name="P15">If your package needs some private tools built on the host, you can use the following snippet as a pointer of where to look for more info</text:p>
      <text:p text:style-name="P13">HOST_BUILD_DEPENDS<text:span text:style-name="T11">:=&lt;</text:span>packagename<text:span text:style-name="T11">&gt;/</text:span>host</text:p>
      <text:p text:style-name="P26">PKG_BUILD_DEPENDS<text:span text:style-name="T11">:=&lt;</text:span>packagename<text:span text:style-name="T11">&gt;/</text:span>host</text:p>
      <text:p text:style-name="P26"><text:span text:style-name="T17">include</text:span> <text:span text:style-name="T11">$(</text:span><text:span text:style-name="T15">INCLUDE_DIR</text:span><text:span text:style-name="T11">)/</text:span>host<text:span text:style-name="T11">-</text:span>build<text:span text:style-name="T11">.</text:span>mk</text:p>
      <text:p text:style-name="P27"> </text:p>
      <text:p text:style-name="P26"><text:soft-page-break/>define Host<text:span text:style-name="T11">/</text:span>Compile</text:p>
      <text:p text:style-name="P26">define Host<text:span text:style-name="T11">/</text:span>Install</text:p>
      <text:p text:style-name="P27"> </text:p>
      <text:p text:style-name="P26"><text:span text:style-name="T11">$(</text:span><text:span text:style-name="T13">eval</text:span> <text:span text:style-name="T11">$(</text:span><text:span text:style-name="T13">call</text:span> HostBuild<text:span text:style-name="T11">))</text:span></text:p>
      <text:p text:style-name="P29">TODO Expand on how to use this, and include examples</text:p>
      <text:p text:style-name="P16"><draw:frame draw:style-name="fr1" draw:name="Image6" text:anchor-type="as-char" svg:width="1.997cm" svg:height="0.998cm" draw:z-index="3"><draw:image xlink:href="Pictures/10000200000000500000000F070CF434.gif" xlink:type="simple" xlink:show="embed" xlink:actuate="onLoad"/><svg:title>FIXME</svg:title></draw:frame></text:p>
      <text:p text:style-name="P18"><text:span text:style-name="T8">Extracted from this thead on the devel mailing list: </text:span><text:a xlink:type="simple" xlink:href="https://lists.openwrt.org/pipermail/openwrt-devel/2014-February/023970.html"><text:span text:style-name="T10">https://lists.openwrt.org/pipermail/openwrt-devel/2014-February/023970.html</text:span></text:a></text:p>
      <text:h text:style-name="P22" text:outline-level="5"><text:bookmark text:name="notes"/>NOTES</text:h>
      <text:p text:style-name="P18"><text:span text:style-name="T8">All variables in your pre/post install/removal scripts should have double ($$) instead of a single ($) string characters. This will inform "make" to not interpret the value as a variable, but rather just ignore the string and replace the double $$ by a single $ – </text:span><text:a xlink:type="simple" xlink:href="https://forum.openwrt.org/viewtopic.php?pid=85197#p85197"><text:span text:style-name="T10">More Info</text:span></text:a></text:p>
      <text:p text:style-name="P15">After you've created your package Makefile, the new package will automatically show in the menu the next time you run "make menuconfig" and if selected will be built automatically the next time "make" is run.</text:p>
      <text:p text:style-name="P15">DESCRIPTION is obsolete, use Package/PKG_NAME/description.</text:p>
      <text:h text:style-name="P19" text:outline-level="2"><text:bookmark text:name="adding_configuration_options"/>Adding configuration options</text:h>
      <text:p text:style-name="P15">If you would like configure your package installation/compilation in the menuconfig you can do the following: Add MENU:=1 to your package definition like this:</text:p>
      <text:p text:style-name="P13">define Package/mjpg-streamer</text:p>
      <text:p text:style-name="P27"><text:s text:c="2"/><text:span text:style-name="T5">SECTION:=multimedia</text:span></text:p>
      <text:p text:style-name="P27"><text:s text:c="2"/><text:span text:style-name="T5">CATEGORY:=Multimedia</text:span></text:p>
      <text:p text:style-name="P27"><text:s text:c="2"/><text:span text:style-name="T5">TITLE:=MJPG-streamer</text:span></text:p>
      <text:p text:style-name="P27"><text:s text:c="2"/><text:span text:style-name="T5">DEPENDS:=@!LINUX_2_4 +libpthread-stubs +jpeg</text:span></text:p>
      <text:p text:style-name="P27"><text:s text:c="2"/><text:span text:style-name="T5">URL:=http://mjpg-streamer.wiki.sourceforge.net/</text:span></text:p>
      <text:p text:style-name="P27"><text:s text:c="2"/><text:span text:style-name="T5">MENU:=1</text:span></text:p>
      <text:p text:style-name="P26">endef</text:p>
      <text:p text:style-name="P15">Create a config key in the Makefile:</text:p>
      <text:p text:style-name="P13">define Package/mjpg-streamer/config</text:p>
      <text:p text:style-name="P27"><text:s text:c="8"/><text:span text:style-name="T5">source "$(SOURCE)/Config.in"</text:span></text:p>
      <text:p text:style-name="P26">endef</text:p>
      <text:p text:style-name="P15">Create a Config.in file directory where the Makefile is located with the content like this:</text:p>
      <text:p text:style-name="P14"><text:s text:c="8"/><text:span text:style-name="T5"># Mjpg-streamer configuration</text:span></text:p>
      <text:p text:style-name="P27"><text:s text:c="8"/><text:span text:style-name="T5">menu "Configuration"</text:span></text:p>
      <text:p text:style-name="P27"><text:s text:c="16"/><text:span text:style-name="T5">depends on PACKAGE_mjpg-streamer</text:span></text:p>
      <text:p text:style-name="P25"/>
      <text:p text:style-name="P27"><text:s text:c="8"/><text:span text:style-name="T5">config MJPEG_STREAMER_AUTOSTART</text:span></text:p>
      <text:p text:style-name="P27"><text:s text:c="16"/><text:span text:style-name="T5">bool "Autostart enabled"</text:span></text:p>
      <text:p text:style-name="P27"><text:s text:c="16"/><text:span text:style-name="T5">default n</text:span></text:p>
      <text:p text:style-name="P25"/>
      <text:p text:style-name="P27"><text:s text:c="16"/><text:span text:style-name="T5">menu "Input plugins"</text:span></text:p>
      <text:p text:style-name="P27"><text:s text:c="24"/><text:span text:style-name="T5">depends on PACKAGE_mjpg-streamer</text:span></text:p>
      <text:p text:style-name="P27"><text:s text:c="24"/><text:span text:style-name="T5">config MJPEG_STREAMER_INPUT_FILE</text:span></text:p>
      <text:p text:style-name="P27"><text:s text:c="32"/><text:span text:style-name="T5">bool "File input plugin"</text:span></text:p>
      <text:p text:style-name="P27"><text:s text:c="32"/><text:span text:style-name="T5">help </text:span></text:p>
      <text:p text:style-name="P27"><text:s text:c="40"/><text:span text:style-name="T5">You can stream pictures from jpg files on the filesystem</text:span></text:p>
      <text:p text:style-name="P27"><text:s text:c="32"/><text:span text:style-name="T5">default n</text:span></text:p>
      <text:p text:style-name="P27"><text:s text:c="16"/></text:p>
      <text:p text:style-name="P27"><text:s text:c="24"/><text:span text:style-name="T5">config MJPEG_STREAMER_INPUT_UVC</text:span></text:p>
      <text:p text:style-name="P27"><text:s text:c="32"/><text:span text:style-name="T5">bool "UVC input plugin"</text:span></text:p>
      <text:p text:style-name="P27"><text:s text:c="32"/><text:span text:style-name="T5">help</text:span></text:p>
      <text:p text:style-name="P27"><text:soft-page-break/><text:s text:c="40"/><text:span text:style-name="T5">You can stream pictures from an Universal Video Class compatible webcamera</text:span></text:p>
      <text:p text:style-name="P27"><text:s text:c="32"/><text:span text:style-name="T5">default y</text:span></text:p>
      <text:p text:style-name="P27"><text:s text:c="16"/></text:p>
      <text:p text:style-name="P27"><text:s text:c="24"/><text:span text:style-name="T5">config MJPEG_STREAMER_FPS</text:span></text:p>
      <text:p text:style-name="P27"><text:s text:c="32"/><text:span text:style-name="T5">depends MJPEG_STREAMER_INPUT_UVC</text:span></text:p>
      <text:p text:style-name="P27"><text:s text:c="32"/><text:span text:style-name="T5">int "Maximum FPS"</text:span></text:p>
      <text:p text:style-name="P27"><text:s text:c="32"/><text:span text:style-name="T5">default 15</text:span></text:p>
      <text:p text:style-name="P25"/>
      <text:p text:style-name="P27"><text:s text:c="24"/><text:span text:style-name="T5">config MJPEG_STREAMER_PICT_HEIGHT</text:span></text:p>
      <text:p text:style-name="P27"><text:s text:c="32"/><text:span text:style-name="T5">depends MJPEG_STREAMER_INPUT_UVC</text:span></text:p>
      <text:p text:style-name="P27"><text:s text:c="32"/><text:span text:style-name="T5">int "Picture height"</text:span></text:p>
      <text:p text:style-name="P27"><text:s text:c="32"/><text:span text:style-name="T5">default 640</text:span></text:p>
      <text:p text:style-name="P25"/>
      <text:p text:style-name="P27"><text:s text:c="24"/><text:span text:style-name="T5">config MJPEG_STREAMER_PICT_WIDTH</text:span></text:p>
      <text:p text:style-name="P27"><text:s text:c="32"/><text:span text:style-name="T5">depends MJPEG_STREAMER_INPUT_UVC</text:span></text:p>
      <text:p text:style-name="P27"><text:s text:c="32"/><text:span text:style-name="T5">int "Picture width"</text:span></text:p>
      <text:p text:style-name="P27"><text:s text:c="32"/><text:span text:style-name="T5">default 480</text:span></text:p>
      <text:p text:style-name="P25"/>
      <text:p text:style-name="P25"/>
      <text:p text:style-name="P27"><text:s text:c="24"/><text:span text:style-name="T5">config MJPEG_STREAMER_DEVICE</text:span></text:p>
      <text:p text:style-name="P27"><text:s text:c="32"/><text:span text:style-name="T5">depends MJPEG_STREAMER_INPUT_UVC</text:span></text:p>
      <text:p text:style-name="P27"><text:s text:c="32"/><text:span text:style-name="T5">string "Device"</text:span></text:p>
      <text:p text:style-name="P27"><text:s text:c="32"/><text:span text:style-name="T5">default /dev/video0</text:span></text:p>
      <text:p text:style-name="P27"><text:s text:c="8"/></text:p>
      <text:p text:style-name="P27"><text:s text:c="24"/><text:span text:style-name="T5">config MJPEG_STREAMER_INPUT_GSPCA</text:span></text:p>
      <text:p text:style-name="P27"><text:s text:c="32"/><text:span text:style-name="T5">bool "GSPCA input plugin"</text:span></text:p>
      <text:p text:style-name="P27"><text:s text:c="32"/><text:span text:style-name="T5">help</text:span></text:p>
      <text:p text:style-name="P27"><text:s text:c="40"/><text:span text:style-name="T5">You can stream pictures from a gspca supported webcamera Note this module is deprecated, use the UVVC plugin instead</text:span></text:p>
      <text:p text:style-name="P27"><text:s text:c="32"/><text:span text:style-name="T5">default n</text:span></text:p>
      <text:p text:style-name="P27"><text:s text:c="16"/><text:span text:style-name="T5">endmenu</text:span></text:p>
      <text:p text:style-name="P27"><text:s text:c="8"/></text:p>
      <text:p text:style-name="P27"><text:s text:c="16"/><text:span text:style-name="T5"># ......</text:span></text:p>
      <text:p text:style-name="P27"><text:s text:c="8"/></text:p>
      <text:p text:style-name="P27"><text:s text:c="8"/><text:span text:style-name="T5">endmenu</text:span></text:p>
      <text:p text:style-name="P15">Above you can see examples for various type config parameters.</text:p>
      <text:p text:style-name="P15">And finally you can check your configuration parameters in your Makefile in the following way: (Note that you can reference to the parameters value with it name prefixed with CONFIG_)</text:p>
      <text:p text:style-name="P13">ifeq ($(CONFIG_MJPEG_STREAMER_INPUT_UVC),y)</text:p>
      <text:p text:style-name="P27"><text:s text:c="8"/><text:span text:style-name="T5">$(CP) $(PKG_BUILD_DIR)/input_uvc.so $(1)/usr/lib</text:span></text:p>
      <text:p text:style-name="P26">endif</text:p>
      <text:h text:style-name="P19" text:outline-level="2"><text:bookmark text:name="working_on_local_application_source"/>Working on local application source</text:h>
      <text:p text:style-name="P15">If you are still working on the application itself, at the same time as you are working on the packaging, it can be very useful to have OpenWrt build your work in progress code, rather than a specific version+md5sum combination checked out of revision control, or downloaded from your final "release" location. There are a few ways of doing this.</text:p>
      <text:h text:style-name="P20" text:outline-level="3"><text:bookmark text:name="config_src_tree_override"/>CONFIG_SRC_TREE_OVERRIDE</text:h>
      <text:p text:style-name="P15">This is an option in menuconfig. See "Advanced configuration options (for developers)" → "Enable package source tree override"</text:p>
      <text:p text:style-name="P15">This allows you to point to a local git tree. (And only git) Say your package is defined in my_cool_feed/awesome_app.</text:p>
      <text:p text:style-name="P13">ln -s /path/to/local/awesome_app_tree/.git feeds/my_cool_feed/awesome_app/git-src</text:p>
      <text:p text:style-name="P26">make package/awesome_app/{clean,compile} V=s</text:p>
      <text:p text:style-name="P15"><text:soft-page-break/>Benefits of this approach are that you don't need any special infrastructure in your package makefiles, they stay completely as they would be for a final build. The downside is that it only builds whatever is currently _committed_ in HEAD of your local tree. (Not master, this could be a private testing branch, but it must be committed it can't be local changes) This will also use a _separate_ directory for building and checking out the code. So any built objects in your local git tree (for example, build targeting a different architecture) will be left alone, but whatever _branch_ is checked out in your tree determines where HEAD is.</text:p>
      <text:h text:style-name="P20" text:outline-level="3"><text:bookmark text:name="use_source_dir"/>USE_SOURCE_DIR</text:h>
      <text:p text:style-name="P15">As part of deprecating package-version-override.mk (below) a method to point directly to local source was introduced.</text:p>
      <text:p text:style-name="P13">make package/awesome_app/clean V=s</text:p>
      <text:p text:style-name="P26">make package/awesome_app/prepare USE_SOURCE_DIR=~/src/awesome_src V=s</text:p>
      <text:p text:style-name="P26">make package/awesome_app/clean V=s</text:p>
      <text:p text:style-name="P29">(V=s is optional above)</text:p>
      <text:p text:style-name="P15">This doesn't require any config change to enable rules, and doesn't require that you have a local git tree, and doesn't require any files to be committed.</text:p>
      <text:p text:style-name="P15">At least at present however, this has the following problems:</text:p>
      <text:list xml:id="list2874891582896064616" text:style-name="L9">
        <text:list-item>
          <text:p text:style-name="P46">make clean doesn't clean the source link directory, but still seems to be removing a link</text:p>
        </text:list-item>
        <text:list-item>
          <text:p text:style-name="P46">make prepare needs to be run every time</text:p>
        </text:list-item>
        <text:list-item>
          <text:p text:style-name="P46">make package/awesome_app/{clean,compile} USE_SOURCE_DIR=~blah doesn't work</text:p>
        </text:list-item>
        <text:list-item>
          <text:p text:style-name="P46">Seems to have bad interactions with leaving USE_SOURCE_DIR set for other (dependent?) packages.</text:p>
        </text:list-item>
      </text:list>
      <text:p text:style-name="P18"><text:span text:style-name="T8">See </text:span><text:a xlink:type="simple" xlink:href="http://www.mail-archive.com/openwrt-devel@lists.openwrt.org/msg23122.html"><text:span text:style-name="T10">http://www.mail-archive.com/openwrt-devel@lists.openwrt.org/msg23122.html</text:span></text:a><text:span text:style-name="T8"> for the original discussion of this new feature</text:span></text:p>
      <text:h text:style-name="P20" text:outline-level="3"><text:bookmark text:name="deprecated_package-version-overridemk"/>(Deprecated) package-version-override.mk</text:h>
      <text:p text:style-name="P18"><text:span text:style-name="T9"><draw:frame draw:style-name="fr1" draw:name="Image7" text:anchor-type="as-char" svg:width="1.997cm" svg:height="0.998cm" draw:z-index="4"><draw:image/><svg:title>:!:</svg:title></draw:frame></text:span><text:span text:style-name="T9"> </text:span><text:span text:style-name="Strong_20_Emphasis"><text:span text:style-name="T8">Don't use this anymore </text:span></text:span><text:span text:style-name="T8">Support for this style of local source building was removed in: </text:span><text:a xlink:type="simple" xlink:href="https://dev.openwrt.org/changeset/40392"><text:span text:style-name="T10">https://dev.openwrt.org/changeset/40392</text:span></text:a><text:span text:style-name="T8">. This style required a permanent modification to your package makefile, and then entering a path via menuconfig to where the source was found. It was fairly easy to use, and didn't care whether your local source was in git or svn or visual source safe even, but it had the major downside that the "clean" target simply didn't work. (As it simply removed a symlink for cleaning)</text:span></text:p>
      <text:p text:style-name="P15">If you build a current OpenWrt tree, with packages that still attempt to use this style of local building, you _will_ receive errors like so: ERROR: please fix package/feeds/feed_name/application_name/Makefile - see logs/package/feeds/feed_name/application_name/dump.txt for details</text:p>
      <text:p text:style-name="P15">If you need/want to keep using this style, where it's available, make sure you include without failing if it was missing:</text:p>
      <text:p text:style-name="P13">-include $(INCLUDE_DIR)/package-version-override.mk</text:p>
      <text:h text:style-name="P19" text:outline-level="2"><text:bookmark text:name="creating_packages_for_kernel_modules"/>Creating packages for kernel modules</text:h>
      <text:p text:style-name="P18"><text:span text:style-name="T8">A </text:span><text:a xlink:type="simple" xlink:href="http://www.digitalhermit.com/linux/Kernel-Build-HOWTO.html"><text:span text:style-name="T10">kernel module</text:span></text:a><text:span text:style-name="T8"> is an installable program which extends the behavior of the linux kernel. A kernel module gets loaded after the kernel itself, (e.g. using insmod).</text:span></text:p>
      <text:p text:style-name="P15">Many kernel programs are included in the linux source distribution; typically the kernel build may be configured to, for each program,</text:p>
      <text:list xml:id="list8467304005495872294" text:style-name="L10">
        <text:list-item>
          <text:p text:style-name="P47">compile it into the kernel as a built-in,</text:p>
        </text:list-item>
        <text:list-item>
          <text:p text:style-name="P47">compile it as a loadable kernel module, or</text:p>
        </text:list-item>
        <text:list-item>
          <text:p text:style-name="P47">ignore it.</text:p>
        </text:list-item>
      </text:list>
      <text:p text:style-name="P18"><text:span text:style-name="T8">See </text:span><text:span text:style-name="Emphasis"><text:span text:style-name="Strong_20_Emphasis"><text:span text:style-name="T8">FIX:Customizingthekerneloptions customizing the kernel options</text:span></text:span></text:span><text:span text:style-name="T8"> for including it in the kernel.</text:span></text:p>
      <text:p text:style-name="P18"><text:soft-page-break/><text:span text:style-name="T8">To include one of these programs as a loadable module, select the corresponding kernel option in the OpenWrt configuration (see </text:span><text:a xlink:type="simple" xlink:href="https://wiki.openwrt.org/doc/howto/build#configuration"><text:span text:style-name="T10">Build Configuration</text:span></text:a><text:span text:style-name="T8">). If your favorite kernel module does not appear in the OpenWrt configuration menus, you must add a stanza to one of the files in the package/kernel/linux/modules directory. Here is an example extracted from …/modules/block.mk:</text:span></text:p>
      <text:p text:style-name="P13">define KernelPackage/loop</text:p>
      <text:p text:style-name="P27"><text:s text:c="2"/><text:span text:style-name="T5">SUBMENU:=$(BLOCK_MENU)</text:span></text:p>
      <text:p text:style-name="P27"><text:s text:c="2"/><text:span text:style-name="T5">TITLE:=Loopback device support</text:span></text:p>
      <text:p text:style-name="P27"><text:s text:c="2"/><text:span text:style-name="T5">KCONFIG:= \</text:span></text:p>
      <text:p text:style-name="P27"><text:s text:c="8"/><text:span text:style-name="T5">CONFIG_BLK_DEV_LOOP \</text:span></text:p>
      <text:p text:style-name="P27"><text:s text:c="8"/><text:span text:style-name="T5">CONFIG_BLK_DEV_CRYPTOLOOP=n</text:span></text:p>
      <text:p text:style-name="P27"><text:s text:c="2"/><text:span text:style-name="T5">FILES:=$(LINUX_DIR)/drivers/block/loop.ko</text:span></text:p>
      <text:p text:style-name="P27"><text:s text:c="2"/><text:span text:style-name="T5">AUTOLOAD:=$(call AutoLoad,30,loop)</text:span></text:p>
      <text:p text:style-name="P26">endef</text:p>
      <text:p text:style-name="P25"/>
      <text:p text:style-name="P26">define KernelPackage/loop/description</text:p>
      <text:p text:style-name="P27"><text:s/><text:span text:style-name="T5">Kernel module for loopback device support</text:span></text:p>
      <text:p text:style-name="P26">endef</text:p>
      <text:p text:style-name="P25"/>
      <text:p text:style-name="P26">$(eval $(call KernelPackage,loop))</text:p>
      <text:p text:style-name="P17"><text:span text:style-name="T8">Changes to the *.mk files are not automatically picked up by the build system. To force re-reading the meta data either touch the kernel package Makefile using</text:span><text:span text:style-name="Source_20_Text"><text:span text:style-name="T7">touch package/kernel/linux/Makefile</text:span></text:span><text:span text:style-name="T8"> (on older revisions </text:span><text:span text:style-name="Source_20_Text"><text:span text:style-name="T7">touch package/kernel/Makefile</text:span></text:span><text:span text:style-name="T8">) or to delete the </text:span><text:span text:style-name="Source_20_Text"><text:span text:style-name="T7">tmp/</text:span></text:span><text:span text:style-name="T8"> directory of the buildroot.</text:span></text:p>
      <text:p text:style-name="P18"><text:span text:style-name="T8">You can also add kernel modules which are </text:span><text:span text:style-name="Emphasis"><text:span text:style-name="T8">not</text:span></text:span><text:span text:style-name="T8"> part of the linux source distribution. In this case, a kernel module appears in the package/ directory, just as any other package does. The package/Makefile uses</text:span></text:p>
      <text:p text:style-name="P13">KernelPackage/xxx</text:p>
      <text:p text:style-name="P29">definitions in place of</text:p>
      <text:p text:style-name="P13">Package/xxx</text:p>
      <text:p text:style-name="P29">For example, here is package/madwifi/Makefile:</text:p>
      <text:p text:style-name="P13">#</text:p>
      <text:p text:style-name="P26"># Copyright (C) 2006 OpenWrt.org</text:p>
      <text:p text:style-name="P26">#</text:p>
      <text:p text:style-name="P26"># This is free software, licensed under the GNU General Public License v2.</text:p>
      <text:p text:style-name="P26"># See /LICENSE for more information.</text:p>
      <text:p text:style-name="P26">#</text:p>
      <text:p text:style-name="P26"># $Id$</text:p>
      <text:p text:style-name="P25"/>
      <text:p text:style-name="P26">include $(TOPDIR)/rules.mk</text:p>
      <text:p text:style-name="P26">include $(INCLUDE_DIR)/kernel.mk</text:p>
      <text:p text:style-name="P25"/>
      <text:p text:style-name="P26">PKG_NAME:=madwifi</text:p>
      <text:p text:style-name="P26">PKG_VERSION:=0.9.2</text:p>
      <text:p text:style-name="P26">PKG_RELEASE:=1</text:p>
      <text:p text:style-name="P25"/>
      <text:p text:style-name="P26">PKG_SOURCE:=$(PKG_NAME)-$(PKG_VERSION).tar.bz2</text:p>
      <text:p text:style-name="P26">PKG_SOURCE_URL:=@SF/$(PKG_NAME)</text:p>
      <text:p text:style-name="P26">PKG_MD5SUM:=a75baacbe07085ddc5cb28e1fb43edbb</text:p>
      <text:p text:style-name="P26">PKG_CAT:=bzcat</text:p>
      <text:p text:style-name="P25"/>
      <text:p text:style-name="P26">PKG_BUILD_DIR:=$(KERNEL_BUILD_DIR)/$(PKG_NAME)-$(PKG_VERSION)</text:p>
      <text:p text:style-name="P25"/>
      <text:p text:style-name="P26">include $(INCLUDE_DIR)/package.mk</text:p>
      <text:p text:style-name="P25"/>
      <text:p text:style-name="P26">RATE_CONTROL:=sample</text:p>
      <text:p text:style-name="P25"/>
      <text:p text:style-name="P26">ifeq ($(ARCH),mips)</text:p>
      <text:p text:style-name="P27"><text:soft-page-break/><text:s text:c="2"/><text:span text:style-name="T5">HAL_TARGET:=mips-be-elf</text:span></text:p>
      <text:p text:style-name="P26">endif</text:p>
      <text:p text:style-name="P26">ifeq ($(ARCH),mipsel)</text:p>
      <text:p text:style-name="P27"><text:s text:c="2"/><text:span text:style-name="T5">HAL_TARGET:=mips-le-elf</text:span></text:p>
      <text:p text:style-name="P26">endif</text:p>
      <text:p text:style-name="P26">ifeq ($(ARCH),i386)</text:p>
      <text:p text:style-name="P27"><text:s text:c="2"/><text:span text:style-name="T5">HAL_TARGET:=i386-elf</text:span></text:p>
      <text:p text:style-name="P26">endif</text:p>
      <text:p text:style-name="P26">ifeq ($(ARCH),armeb)</text:p>
      <text:p text:style-name="P27"><text:s text:c="2"/><text:span text:style-name="T5">HAL_TARGET:=xscale-be-elf</text:span></text:p>
      <text:p text:style-name="P26">endif</text:p>
      <text:p text:style-name="P26">ifeq ($(ARCH),powerpc)</text:p>
      <text:p text:style-name="P27"><text:s text:c="2"/><text:span text:style-name="T5">HAL_TARGET:=powerpc-be-elf</text:span></text:p>
      <text:p text:style-name="P26">endif</text:p>
      <text:p text:style-name="P25"/>
      <text:p text:style-name="P26">BUS:=PCI</text:p>
      <text:p text:style-name="P26">ifneq ($(CONFIG_LINUX_2_4_AR531X),)</text:p>
      <text:p text:style-name="P27"><text:s text:c="2"/><text:span text:style-name="T5">BUS:=AHB</text:span></text:p>
      <text:p text:style-name="P26">endif</text:p>
      <text:p text:style-name="P26">ifneq ($(CONFIG_LINUX_2_6_ARUBA),)</text:p>
      <text:p text:style-name="P27"><text:s text:c="2"/><text:span text:style-name="T5">BUS:=PCI AHB <text:s/># no suitable HAL for AHB yet.</text:span></text:p>
      <text:p text:style-name="P26">endif</text:p>
      <text:p text:style-name="P25"/>
      <text:p text:style-name="P26">BUS_MODULES:=</text:p>
      <text:p text:style-name="P26">ifeq ($(findstring AHB,$(BUS)),AHB)</text:p>
      <text:p text:style-name="P27"><text:s text:c="2"/><text:span text:style-name="T5">BUS_MODULES+=$(PKG_BUILD_DIR)/ath/ath_ahb.$(LINUX_KMOD_SUFFIX)</text:span></text:p>
      <text:p text:style-name="P26">endif</text:p>
      <text:p text:style-name="P26">ifeq ($(findstring PCI,$(BUS)),PCI)</text:p>
      <text:p text:style-name="P27"><text:s text:c="2"/><text:span text:style-name="T5">BUS_MODULES+=$(PKG_BUILD_DIR)/ath/ath_pci.$(LINUX_KMOD_SUFFIX)</text:span></text:p>
      <text:p text:style-name="P26">endif</text:p>
      <text:p text:style-name="P25"/>
      <text:p text:style-name="P26">MADWIFI_AUTOLOAD:= \</text:p>
      <text:p text:style-name="P27"><text:s text:c="8"/><text:span text:style-name="T5">wlan \</text:span></text:p>
      <text:p text:style-name="P27"><text:s text:c="8"/><text:span text:style-name="T5">wlan_scan_ap \</text:span></text:p>
      <text:p text:style-name="P27"><text:s text:c="8"/><text:span text:style-name="T5">wlan_scan_sta \</text:span></text:p>
      <text:p text:style-name="P27"><text:s text:c="8"/><text:span text:style-name="T5">ath_hal \</text:span></text:p>
      <text:p text:style-name="P27"><text:s text:c="8"/><text:span text:style-name="T5">ath_rate_$(RATE_CONTROL) \</text:span></text:p>
      <text:p text:style-name="P27"><text:s text:c="8"/><text:span text:style-name="T5">wlan_acl \</text:span></text:p>
      <text:p text:style-name="P27"><text:s text:c="8"/><text:span text:style-name="T5">wlan_ccmp \</text:span></text:p>
      <text:p text:style-name="P27"><text:s text:c="8"/><text:span text:style-name="T5">wlan_tkip \</text:span></text:p>
      <text:p text:style-name="P27"><text:s text:c="8"/><text:span text:style-name="T5">wlan_wep \</text:span></text:p>
      <text:p text:style-name="P27"><text:s text:c="8"/><text:span text:style-name="T5">wlan_xauth</text:span></text:p>
      <text:p text:style-name="P25"/>
      <text:p text:style-name="P26">ifeq ($(findstring AHB,$(BUS)),AHB)</text:p>
      <text:p text:style-name="P27"><text:s text:c="8"/><text:span text:style-name="T5">MADWIFI_AUTOLOAD += ath_ahb</text:span></text:p>
      <text:p text:style-name="P26">endif</text:p>
      <text:p text:style-name="P26">ifeq ($(findstring PCI,$(BUS)),PCI)</text:p>
      <text:p text:style-name="P27"><text:s text:c="8"/><text:span text:style-name="T5">MADWIFI_AUTOLOAD += ath_pci</text:span></text:p>
      <text:p text:style-name="P26">endif</text:p>
      <text:p text:style-name="P25"/>
      <text:p text:style-name="P26">define KernelPackage/madwifi</text:p>
      <text:p text:style-name="P27"><text:s text:c="2"/><text:span text:style-name="T5">SUBMENU:=Wireless Drivers</text:span></text:p>
      <text:p text:style-name="P27"><text:s text:c="2"/><text:span text:style-name="T5">DEFAULT:=y if LINUX_2_6_BRCM | <text:s/>LINUX_2_6_ARUBA | <text:s/>LINUX_2_4_AR531X | <text:s/>LINUX_2_6_XSCALE, m if ALL</text:span></text:p>
      <text:p text:style-name="P27"><text:s text:c="2"/><text:span text:style-name="T5">TITLE:=Driver for Atheros wireless chipsets</text:span></text:p>
      <text:p text:style-name="P27"><text:s text:c="2"/><text:span text:style-name="T5">DESCRIPTION:=\</text:span></text:p>
      <text:p text:style-name="P27"><text:s text:c="8"/><text:span text:style-name="T5">This package contains a driver for Atheros 802.11a/b/g chipsets.</text:span></text:p>
      <text:p text:style-name="P27"><text:s text:c="2"/><text:span text:style-name="T5">URL:=http://madwifi.org/</text:span></text:p>
      <text:p text:style-name="P27"><text:soft-page-break/><text:s text:c="2"/><text:span text:style-name="T5">VERSION:=$(LINUX_VERSION)+$(PKG_VERSION)-$(BOARD)-$(PKG_RELEASE)</text:span></text:p>
      <text:p text:style-name="P27"><text:s text:c="2"/><text:span text:style-name="T5">FILES:= \</text:span></text:p>
      <text:p text:style-name="P27"><text:s text:c="16"/><text:span text:style-name="T5">$(PKG_BUILD_DIR)/ath/ath_hal.$(LINUX_KMOD_SUFFIX) \</text:span></text:p>
      <text:p text:style-name="P27"><text:s text:c="16"/><text:span text:style-name="T5">$(BUS_MODULES) \</text:span></text:p>
      <text:p text:style-name="P27"><text:s text:c="16"/><text:span text:style-name="T5">$(PKG_BUILD_DIR)/ath_rate/$(RATE_CONTROL)/ath_rate_$(RATE_CONTROL).$(LINUX_KMOD_SUFFIX) \</text:span></text:p>
      <text:p text:style-name="P27"><text:s text:c="16"/><text:span text:style-name="T5">$(PKG_BUILD_DIR)/net80211/wlan*.$(LINUX_KMOD_SUFFIX)</text:span></text:p>
      <text:p text:style-name="P27"><text:s text:c="2"/><text:span text:style-name="T5">AUTOLOAD:=$(call AutoLoad,50,$(MADWIFI_AUTOLOAD))</text:span></text:p>
      <text:p text:style-name="P26">endef</text:p>
      <text:p text:style-name="P25"/>
      <text:p text:style-name="P26">MADWIFI_MAKEOPTS= -C $(PKG_BUILD_DIR) \</text:p>
      <text:p text:style-name="P27"><text:s text:c="16"/><text:span text:style-name="T5">PATH="$(TARGET_PATH)" \</text:span></text:p>
      <text:p text:style-name="P27"><text:s text:c="16"/><text:span text:style-name="T5">ARCH="$(LINUX_KARCH)" \</text:span></text:p>
      <text:p text:style-name="P27"><text:s text:c="16"/><text:span text:style-name="T5">CROSS_COMPILE="$(TARGET_CROSS)" \</text:span></text:p>
      <text:p text:style-name="P27"><text:s text:c="16"/><text:span text:style-name="T5">TARGET="$(HAL_TARGET)" \</text:span></text:p>
      <text:p text:style-name="P27"><text:s text:c="16"/><text:span text:style-name="T5">TOOLPREFIX="$(KERNEL_CROSS)" \</text:span></text:p>
      <text:p text:style-name="P27"><text:s text:c="16"/><text:span text:style-name="T5">TOOLPATH="$(KERNEL_CROSS)" \</text:span></text:p>
      <text:p text:style-name="P27"><text:s text:c="16"/><text:span text:style-name="T5">KERNELPATH="$(LINUX_DIR)" \</text:span></text:p>
      <text:p text:style-name="P27"><text:s text:c="16"/><text:span text:style-name="T5">LDOPTS=" " \</text:span></text:p>
      <text:p text:style-name="P27"><text:s text:c="16"/><text:span text:style-name="T5">ATH_RATE="ath_rate/$(RATE_CONTROL)" \</text:span></text:p>
      <text:p text:style-name="P27"><text:s text:c="16"/><text:span text:style-name="T5">DOMULTI=1</text:span></text:p>
      <text:p text:style-name="P25"/>
      <text:p text:style-name="P26">ifeq ($(findstring AHB,$(BUS)),AHB)</text:p>
      <text:p text:style-name="P27"><text:s text:c="2"/><text:span text:style-name="T5">define Build/Compile/ahb</text:span></text:p>
      <text:p text:style-name="P27"><text:s text:c="8"/><text:span text:style-name="T5">$(MAKE) $(MADWIFI_MAKEOPTS) BUS="AHB" all</text:span></text:p>
      <text:p text:style-name="P27"><text:s text:c="2"/><text:span text:style-name="T5">endef</text:span></text:p>
      <text:p text:style-name="P26">endif</text:p>
      <text:p text:style-name="P25"/>
      <text:p text:style-name="P26">ifeq ($(findstring PCI,$(BUS)),PCI)</text:p>
      <text:p text:style-name="P27"><text:s text:c="2"/><text:span text:style-name="T5">define Build/Compile/pci</text:span></text:p>
      <text:p text:style-name="P27"><text:s text:c="8"/><text:span text:style-name="T5">$(MAKE) $(MADWIFI_MAKEOPTS) BUS="PCI" all</text:span></text:p>
      <text:p text:style-name="P27"><text:s text:c="2"/><text:span text:style-name="T5">endef</text:span></text:p>
      <text:p text:style-name="P26">endif</text:p>
      <text:p text:style-name="P25"/>
      <text:p text:style-name="P26">define Build/Compile</text:p>
      <text:p text:style-name="P27"><text:s text:c="8"/><text:span text:style-name="T5">$(call Build/Compile/ahb)</text:span></text:p>
      <text:p text:style-name="P27"><text:s text:c="8"/><text:span text:style-name="T5">$(call Build/Compile/pci)</text:span></text:p>
      <text:p text:style-name="P26">endef</text:p>
      <text:p text:style-name="P25"/>
      <text:p text:style-name="P26">define Build/InstallDev</text:p>
      <text:p text:style-name="P27"><text:s text:c="8"/><text:span text:style-name="T5">$(INSTALL_DIR) $(STAGING_DIR)/usr/include/madwifi</text:span></text:p>
      <text:p text:style-name="P27"><text:s text:c="8"/><text:span text:style-name="T5">$(CP) $(PKG_BUILD_DIR)/include $(STAGING_DIR)/usr/include/madwifi/</text:span></text:p>
      <text:p text:style-name="P27"><text:s text:c="8"/><text:span text:style-name="T5">$(INSTALL_DIR) $(STAGING_DIR)/usr/include/madwifi/net80211</text:span></text:p>
      <text:p text:style-name="P27"><text:s text:c="8"/><text:span text:style-name="T5">$(CP) $(PKG_BUILD_DIR)/net80211/*.h $(STAGING_DIR)/usr/include/madwifi/net80211/</text:span></text:p>
      <text:p text:style-name="P26">endef</text:p>
      <text:p text:style-name="P25"/>
      <text:p text:style-name="P26">define KernelPackage/madwifi/install</text:p>
      <text:p text:style-name="P27"><text:s text:c="8"/><text:span text:style-name="T5">$(INSTALL_DIR) $(1)/etc/init.d</text:span></text:p>
      <text:p text:style-name="P27"><text:s text:c="8"/><text:span text:style-name="T5">$(INSTALL_DIR) $(1)/lib/modules/$(LINUX_VERSION)</text:span></text:p>
      <text:p text:style-name="P27"><text:s text:c="8"/><text:span text:style-name="T5">$(INSTALL_DIR) $(1)/usr/sbin</text:span></text:p>
      <text:p text:style-name="P27"><text:s text:c="8"/><text:span text:style-name="T5">$(INSTALL_BIN) ./files/madwifi.init $(1)/etc/init.d/madwifi</text:span></text:p>
      <text:p text:style-name="P27"><text:s text:c="8"/><text:span text:style-name="T5">$(CP) $(PKG_BUILD_DIR)/tools/{madwifi_multi,80211debug,80211stats,athchans,athctrl,athdebug,athkey,athstats,wlanconfig} $(1)/usr/sbin/</text:span></text:p>
      <text:p text:style-name="P26">endef</text:p>
      <text:p text:style-name="P25"/>
      <text:p text:style-name="P26">$(eval $(call KernelPackage,madwifi))</text:p>
      <text:h text:style-name="P19" text:outline-level="2"><text:bookmark text:name="file_installation_macros"/><text:soft-page-break/>File installation macros</text:h>
      <text:p text:style-name="P15">INSTALL_DIR, INSTALL_BIN, INSTALL_DATA are used for creating a directory, copying an executable, or a data file. +x is set on the target file for INSTALL_BIN, independent of it's mode on the host.</text:p>
      <text:p text:style-name="P15">From the big document:</text:p>
      <text:p text:style-name="P15">Package/&lt;name&gt;/install:</text:p>
      <text:p text:style-name="P15">A set of commands to copy files out of the compiled source and into the ipkg which is represented by the $(1) directory. Note that there are currently 4 defined install macros:</text:p>
      <text:p text:style-name="P13">INSTALL_DIR </text:p>
      <text:p text:style-name="P26">install -d -m0755</text:p>
      <text:p text:style-name="P26">INSTALL_BIN </text:p>
      <text:p text:style-name="P26">install -m0755</text:p>
      <text:p text:style-name="P26">INSTALL_DATA </text:p>
      <text:p text:style-name="P26">install -m0644</text:p>
      <text:p text:style-name="P26">INSTALL_CONF </text:p>
      <text:p text:style-name="P26">install -m0600</text:p>
      <text:h text:style-name="P19" text:outline-level="2"><text:bookmark text:name="packaging_a_service"/>Packaging a service</text:h>
      <text:p text:style-name="P15">If you want to install a service, (something that should start/stop at boot time, that has a /etc/init.d/blah script), you should make sure that the init.d script can be run on the host. At image build time, all init.d scripts found are run on the host, looking for the START=20/STOP=99 lines.</text:p>
      <text:p text:style-name="P15">This is what installs the symlinks in /etc/rc.d, so they are only created when you rebuild the entire image. If you want the symlinks to be created when a package is installed, such as via opkg, you should add a postinstall script which runs</text:p>
      <text:p text:style-name="P13">/etc/init.d/foo enable</text:p>
      <text:p text:style-name="P29">if $IPKG_INSTROOT is empty.</text:p>
      <text:p text:style-name="P15">When $IPKG_INSTROOT is defined, you run within the buildroot, if it is empty you run on the target.</text:p>
      <text:p text:style-name="P15">Example makefile snippet to install/remove symlinks.</text:p>
      <text:p text:style-name="P13">define Package/mrelay/postinst</text:p>
      <text:p text:style-name="P26">#!/bin/sh</text:p>
      <text:p text:style-name="P26"># check if we are on real system</text:p>
      <text:p text:style-name="P26">if [ -z "$${IPKG_INSTROOT}" ]; then</text:p>
      <text:p text:style-name="P27"><text:s text:c="8"/><text:span text:style-name="T5">echo "Enabling rc.d symlink for mrelay"</text:span></text:p>
      <text:p text:style-name="P27"><text:s text:c="8"/><text:span text:style-name="T5">/etc/init.d/mrelay enable</text:span></text:p>
      <text:p text:style-name="P26">fi</text:p>
      <text:p text:style-name="P26">exit 0</text:p>
      <text:p text:style-name="P26">endef</text:p>
      <text:p text:style-name="P25"/>
      <text:p text:style-name="P26">define Package/mrelay/prerm</text:p>
      <text:p text:style-name="P26">#!/bin/sh</text:p>
      <text:p text:style-name="P26"># check if we are on real system</text:p>
      <text:p text:style-name="P26">if [ -z "$${IPKG_INSTROOT}" ]; then</text:p>
      <text:p text:style-name="P27"><text:s text:c="8"/><text:span text:style-name="T5">echo "Removing rc.d symlink for mrelay"</text:span></text:p>
      <text:p text:style-name="P27"><text:s text:c="8"/><text:span text:style-name="T5">/etc/init.d/mrelay disable</text:span></text:p>
      <text:p text:style-name="P26">fi</text:p>
      <text:p text:style-name="P26">exit 0</text:p>
      <text:p text:style-name="P26">endef</text:p>
      <text:p text:style-name="P15">Very basic example of a suitable init.d script</text:p>
      <text:p text:style-name="P18"><text:span text:style-name="T9"><draw:frame draw:style-name="fr1" draw:name="Image8" text:anchor-type="as-char" svg:width="1.997cm" svg:height="0.998cm" draw:z-index="5"><draw:image/><svg:title>:!:</svg:title></draw:frame></text:span><text:span text:style-name="T9"> </text:span><text:span text:style-name="Strong_20_Emphasis"><text:span text:style-name="T8">procd</text:span></text:span><text:span text:style-name="T8"> style init is used in some init.d scripts since: </text:span><text:a xlink:type="simple" xlink:href="https://dev.openwrt.org/changeset/38023"><text:span text:style-name="T10">https://dev.openwrt.org/changeset/38023</text:span></text:a><text:span text:style-name="T8"> . See </text:span><text:a xlink:type="simple" xlink:href="https://wiki.openwrt.org/inbox/procd-init-scripts"><text:span text:style-name="T10">procd-init-scripts</text:span></text:a><text:span text:style-name="T8"> for more details on that</text:span></text:p>
      <text:p text:style-name="P13">#!/bin/sh /etc/rc.common</text:p>
      <text:p text:style-name="P26"># "new(er)" style init script</text:p>
      <text:p text:style-name="P26"><text:soft-page-break/># Look at /lib/functions/service.sh on a running system for explanations of what other SERVICE_</text:p>
      <text:p text:style-name="P26"># options you can use, and when you might want them.</text:p>
      <text:p text:style-name="P25"/>
      <text:p text:style-name="P26">START=80</text:p>
      <text:p text:style-name="P26">APP=mrelay</text:p>
      <text:p text:style-name="P26">SERVICE_WRITE_PID=1</text:p>
      <text:p text:style-name="P26">SERVICE_DAEMONIZE=1</text:p>
      <text:p text:style-name="P25"/>
      <text:p text:style-name="P26">start() {</text:p>
      <text:p text:style-name="P27"><text:s text:c="8"/><text:span text:style-name="T5">service_start /usr/bin/$APP</text:span></text:p>
      <text:p text:style-name="P26">}</text:p>
      <text:p text:style-name="P25"/>
      <text:p text:style-name="P26">stop() {</text:p>
      <text:p text:style-name="P27"><text:s text:c="8"/><text:span text:style-name="T5">service_stop /usr/bin/$APP</text:span></text:p>
      <text:p text:style-name="P26">}</text:p>
      <text:p text:style-name="P13">#!/bin/sh /etc/rc.common</text:p>
      <text:p text:style-name="P26">###########################################</text:p>
      <text:p text:style-name="P26"># NOTE - this is an old style init script #</text:p>
      <text:p text:style-name="P26">###########################################</text:p>
      <text:p text:style-name="P25"/>
      <text:p text:style-name="P26">START=80</text:p>
      <text:p text:style-name="P26">APP=mrelay</text:p>
      <text:p text:style-name="P26">PID_FILE=/var/run/$APP.pid</text:p>
      <text:p text:style-name="P25"/>
      <text:p text:style-name="P26">start() {</text:p>
      <text:p text:style-name="P27"><text:s text:c="8"/><text:span text:style-name="T5">start-stop-daemon -S -x $APP -p $PID_FILE -m -b</text:span></text:p>
      <text:p text:style-name="P26">}</text:p>
      <text:p text:style-name="P25"/>
      <text:p text:style-name="P26">stop() {</text:p>
      <text:p text:style-name="P27"><text:s text:c="8"/><text:span text:style-name="T5">start-stop-daemon -K -n $APP -p $PID_FILE -s TERM</text:span></text:p>
      <text:p text:style-name="P27"><text:s text:c="8"/><text:span text:style-name="T5">rm -rf $PID_FILE</text:span></text:p>
      <text:p text:style-name="P2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Consolas" svg:font-family="Consolas, 'Andale Mono WT', 'Andale Mono', 'Bitstream Vera Sans Mono', 'Nimbus Mono L',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7:28:51.989600745</meta:creation-date>
    <dc:date>2017-03-24T14:09:04.248206844</dc:date>
    <meta:editing-duration>PT15M43S</meta:editing-duration>
    <meta:editing-cycles>7</meta:editing-cycles>
    <meta:generator>LibreOffice/4.2.8.2$Linux_x86 LibreOffice_project/420m0$Build-2</meta:generator>
    <meta:print-date>2017-03-23T16:03:38.109425150</meta:print-date>
    <meta:document-statistic meta:table-count="8" meta:image-count="8" meta:object-count="0" meta:page-count="21" meta:paragraph-count="692" meta:word-count="5169" meta:character-count="39673" meta:non-whitespace-character-count="33206"/>
  </office:meta>
</office:document-meta>
</file>